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order-bottom="none" fo:border-left="0.99pt solid #000000" fo:border-right="none" fo:border-top="0.99pt solid #000000"/>
    </style:style>
    <style:style style:name="ce15" style:family="table-cell" style:parent-style-name="Default">
      <style:table-cell-properties fo:border-bottom="0.99pt solid #000000" fo:border-left="0.99pt solid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99pt solid #000000"/>
    </style:style>
    <style:style style:name="ce17" style:family="table-cell" style:parent-style-name="Default">
      <style:table-cell-properties fo:border-bottom="0.99pt solid #000000" fo:border-left="none" fo:border-right="none" fo:border-top="none"/>
    </style:style>
    <style:style style:name="ce18" style:family="table-cell" style:parent-style-name="Default">
      <style:table-cell-properties fo:border-bottom="none" fo:border-left="none" fo:border-right="0.99pt solid #000000" fo:border-top="0.99pt solid #000000"/>
    </style:style>
    <style:style style:name="ce19" style:family="table-cell" style:parent-style-name="Default">
      <style:table-cell-properties fo:border-bottom="0.99pt solid #000000" fo:border-left="none" fo:border-right="0.9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row table:style-name="ro1">
          <table:table-cell table:style-name="ce10" office:value-type="string" calcext:value-type="string">
            <text:p>AGG-SF</text:p>
          </table:table-cell>
          <table:table-cell table:style-name="ce7" office:value-type="string" calcext:value-type="string">
            <text:p>Iris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Ecoli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Rand</text:p>
          </table:table-cell>
          <table:table-cell table:style-name="ce11" table:number-columns-repeated="2"/>
          <table:table-cell table:style-name="ce12"/>
          <table:table-cell table:style-name="ce14" office:value-type="string" calcext:value-type="string">
            <text:p>Newthyroid</text:p>
          </table:table-cell>
          <table:table-cell table:style-name="ce16" table:number-columns-repeated="2"/>
          <table:table-cell table:style-name="ce18"/>
        </table:table-row>
        <table:table-row table:style-name="ro1">
          <table:table-cell table:style-name="ce1" office:value-type="string" calcext:value-type="string">
            <text:p>10% s = 1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15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egado</text:p>
          </table:table-cell>
          <table:table-cell table:style-name="ce19" office:value-type="string" calcext:value-type="string">
            <text:p>Tiempo</text:p>
          </table:table-cell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493" calcext:value-type="float">
            <text:p>493</text:p>
          </table:table-cell>
          <table:table-cell office:value-type="float" office:value="0.432888" calcext:value-type="float">
            <text:p>0,432888</text:p>
          </table:table-cell>
          <table:table-cell table:style-name="ce1" office:value-type="float" office:value="11651885821" calcext:value-type="float">
            <text:p>11651885821</text:p>
          </table:table-cell>
          <table:table-cell office:value-type="float" office:value="7.49695" calcext:value-type="float">
            <text:p>7,49695</text:p>
          </table:table-cell>
          <table:table-cell office:value-type="float" office:value="1836" calcext:value-type="float">
            <text:p>1836</text:p>
          </table:table-cell>
          <table:table-cell office:value-type="float" office:value="9.97825" calcext:value-type="float">
            <text:p>9,97825</text:p>
          </table:table-cell>
          <table:table-cell table:style-name="ce1" office:value-type="float" office:value="56851475408" calcext:value-type="float">
            <text:p>56851475408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502" calcext:value-type="float">
            <text:p>502</text:p>
          </table:table-cell>
          <table:table-cell office:value-type="float" office:value="0.597759" calcext:value-type="float">
            <text:p>0,597759</text:p>
          </table:table-cell>
          <table:table-cell table:style-name="ce1" office:value-type="float" office:value="12347020517" calcext:value-type="float">
            <text:p>12347020517</text:p>
          </table:table-cell>
          <table:table-cell office:value-type="float" office:value="2.01767" calcext:value-type="float">
            <text:p>2,01767</text:p>
          </table:table-cell>
          <table:table-cell office:value-type="float" office:value="1182" calcext:value-type="float">
            <text:p>1182</text:p>
          </table:table-cell>
          <table:table-cell office:value-type="float" office:value="2.99427" calcext:value-type="float">
            <text:p>2,99427</text:p>
          </table:table-cell>
          <table:table-cell table:style-name="ce1" office:value-type="float" office:value="19979067221" calcext:value-type="float">
            <text:p>19979067221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493" calcext:value-type="float">
            <text:p>493</text:p>
          </table:table-cell>
          <table:table-cell office:value-type="float" office:value="0.432888" calcext:value-type="float">
            <text:p>0,432888</text:p>
          </table:table-cell>
          <table:table-cell table:style-name="ce1" office:value-type="float" office:value="11440241886" calcext:value-type="float">
            <text:p>11440241886</text:p>
          </table:table-cell>
          <table:table-cell office:value-type="float" office:value="7.49695" calcext:value-type="float">
            <text:p>7,49695</text:p>
          </table:table-cell>
          <table:table-cell office:value-type="float" office:value="1836" calcext:value-type="float">
            <text:p>1836</text:p>
          </table:table-cell>
          <table:table-cell office:value-type="float" office:value="9.97825" calcext:value-type="float">
            <text:p>9,97825</text:p>
          </table:table-cell>
          <table:table-cell table:style-name="ce1" office:value-type="float" office:value="59390958738" calcext:value-type="float">
            <text:p>59390958738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502" calcext:value-type="float">
            <text:p>502</text:p>
          </table:table-cell>
          <table:table-cell office:value-type="float" office:value="0.597759" calcext:value-type="float">
            <text:p>0,597759</text:p>
          </table:table-cell>
          <table:table-cell table:style-name="ce1" office:value-type="float" office:value="12276202545" calcext:value-type="float">
            <text:p>12276202545</text:p>
          </table:table-cell>
          <table:table-cell office:value-type="float" office:value="2.01767" calcext:value-type="float">
            <text:p>2,01767</text:p>
          </table:table-cell>
          <table:table-cell office:value-type="float" office:value="1182" calcext:value-type="float">
            <text:p>1182</text:p>
          </table:table-cell>
          <table:table-cell office:value-type="float" office:value="2.99427" calcext:value-type="float">
            <text:p>2,99427</text:p>
          </table:table-cell>
          <table:table-cell table:style-name="ce1" office:value-type="float" office:value="19693780080" calcext:value-type="float">
            <text:p>19693780080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493" calcext:value-type="float">
            <text:p>493</text:p>
          </table:table-cell>
          <table:table-cell office:value-type="float" office:value="0.432888" calcext:value-type="float">
            <text:p>0,432888</text:p>
          </table:table-cell>
          <table:table-cell table:style-name="ce1" office:value-type="float" office:value="11500585425" calcext:value-type="float">
            <text:p>11500585425</text:p>
          </table:table-cell>
          <table:table-cell office:value-type="float" office:value="7.49695" calcext:value-type="float">
            <text:p>7,49695</text:p>
          </table:table-cell>
          <table:table-cell office:value-type="float" office:value="1836" calcext:value-type="float">
            <text:p>1836</text:p>
          </table:table-cell>
          <table:table-cell office:value-type="float" office:value="9.97825" calcext:value-type="float">
            <text:p>9,97825</text:p>
          </table:table-cell>
          <table:table-cell table:style-name="ce1" office:value-type="float" office:value="58630906768" calcext:value-type="float">
            <text:p>58630906768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502" calcext:value-type="float">
            <text:p>502</text:p>
          </table:table-cell>
          <table:table-cell office:value-type="float" office:value="0.597759" calcext:value-type="float">
            <text:p>0,597759</text:p>
          </table:table-cell>
          <table:table-cell table:style-name="ce1" office:value-type="float" office:value="12211063469" calcext:value-type="float">
            <text:p>12211063469</text:p>
          </table:table-cell>
          <table:table-cell office:value-type="float" office:value="2.01767" calcext:value-type="float">
            <text:p>2,01767</text:p>
          </table:table-cell>
          <table:table-cell office:value-type="float" office:value="1182" calcext:value-type="float">
            <text:p>1182</text:p>
          </table:table-cell>
          <table:table-cell office:value-type="float" office:value="2.99427" calcext:value-type="float">
            <text:p>2,99427</text:p>
          </table:table-cell>
          <table:table-cell table:style-name="ce1" office:value-type="float" office:value="19596495207" calcext:value-type="float">
            <text:p>19596495207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493" calcext:value-type="float">
            <text:p>493</text:p>
          </table:table-cell>
          <table:table-cell office:value-type="float" office:value="0.432888" calcext:value-type="float">
            <text:p>0,432888</text:p>
          </table:table-cell>
          <table:table-cell table:style-name="ce1" office:value-type="float" office:value="11540294704" calcext:value-type="float">
            <text:p>11540294704</text:p>
          </table:table-cell>
          <table:table-cell office:value-type="float" office:value="7.49695" calcext:value-type="float">
            <text:p>7,49695</text:p>
          </table:table-cell>
          <table:table-cell office:value-type="float" office:value="1836" calcext:value-type="float">
            <text:p>1836</text:p>
          </table:table-cell>
          <table:table-cell office:value-type="float" office:value="9.97825" calcext:value-type="float">
            <text:p>9,97825</text:p>
          </table:table-cell>
          <table:table-cell table:style-name="ce1" office:value-type="float" office:value="59122614366" calcext:value-type="float">
            <text:p>59122614366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502" calcext:value-type="float">
            <text:p>502</text:p>
          </table:table-cell>
          <table:table-cell office:value-type="float" office:value="0.597759" calcext:value-type="float">
            <text:p>0,597759</text:p>
          </table:table-cell>
          <table:table-cell table:style-name="ce1" office:value-type="float" office:value="11307253806" calcext:value-type="float">
            <text:p>11307253806</text:p>
          </table:table-cell>
          <table:table-cell office:value-type="float" office:value="2.01767" calcext:value-type="float">
            <text:p>2,01767</text:p>
          </table:table-cell>
          <table:table-cell office:value-type="float" office:value="1182" calcext:value-type="float">
            <text:p>1182</text:p>
          </table:table-cell>
          <table:table-cell office:value-type="float" office:value="2.99427" calcext:value-type="float">
            <text:p>2,99427</text:p>
          </table:table-cell>
          <table:table-cell table:style-name="ce1" office:value-type="float" office:value="19538868992" calcext:value-type="float">
            <text:p>19538868992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493" calcext:value-type="float">
            <text:p>493</text:p>
          </table:table-cell>
          <table:table-cell office:value-type="float" office:value="0.432888" calcext:value-type="float">
            <text:p>0,432888</text:p>
          </table:table-cell>
          <table:table-cell table:style-name="ce1" office:value-type="float" office:value="11616538917" calcext:value-type="float">
            <text:p>11616538917</text:p>
          </table:table-cell>
          <table:table-cell office:value-type="float" office:value="7.49695" calcext:value-type="float">
            <text:p>7,49695</text:p>
          </table:table-cell>
          <table:table-cell office:value-type="float" office:value="1836" calcext:value-type="float">
            <text:p>1836</text:p>
          </table:table-cell>
          <table:table-cell office:value-type="float" office:value="9.97825" calcext:value-type="float">
            <text:p>9,97825</text:p>
          </table:table-cell>
          <table:table-cell table:style-name="ce1" office:value-type="float" office:value="58659581018" calcext:value-type="float">
            <text:p>58659581018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502" calcext:value-type="float">
            <text:p>502</text:p>
          </table:table-cell>
          <table:table-cell office:value-type="float" office:value="0.597759" calcext:value-type="float">
            <text:p>0,597759</text:p>
          </table:table-cell>
          <table:table-cell table:style-name="ce1" office:value-type="float" office:value="11330298586" calcext:value-type="float">
            <text:p>11330298586</text:p>
          </table:table-cell>
          <table:table-cell office:value-type="float" office:value="2.01767" calcext:value-type="float">
            <text:p>2,01767</text:p>
          </table:table-cell>
          <table:table-cell office:value-type="float" office:value="1182" calcext:value-type="float">
            <text:p>1182</text:p>
          </table:table-cell>
          <table:table-cell office:value-type="float" office:value="2.99427" calcext:value-type="float">
            <text:p>2,99427</text:p>
          </table:table-cell>
          <table:table-cell table:style-name="ce1" office:value-type="float" office:value="19533300690" calcext:value-type="float">
            <text:p>19533300690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3]+[.B4]+[.B5]+[.B6]+[.B7])/5" office:value-type="float" office:value="0.303024" calcext:value-type="float">
            <text:p>0,303024</text:p>
          </table:table-cell>
          <table:table-cell table:formula="of:=([.C3]+[.C4]+[.C5]+[.C6]+[.C7])/5" office:value-type="float" office:value="493" calcext:value-type="float">
            <text:p>493</text:p>
          </table:table-cell>
          <table:table-cell table:formula="of:=([.D3]+[.D4]+[.D5]+[.D6]+[.D7])/5" office:value-type="float" office:value="0.432888" calcext:value-type="float">
            <text:p>0,432888</text:p>
          </table:table-cell>
          <table:table-cell table:style-name="ce1" table:formula="of:=([.E3]+[.E4]+[.E5]+[.E6]+[.E7])/5" office:value-type="float" office:value="11549909350.6" calcext:value-type="float">
            <text:p>11549909350,6</text:p>
          </table:table-cell>
          <table:table-cell table:formula="of:=([.F3]+[.F4]+[.F5]+[.F6]+[.F7])/5" office:value-type="float" office:value="7.49695" calcext:value-type="float">
            <text:p>7,49695</text:p>
          </table:table-cell>
          <table:table-cell table:formula="of:=([.G3]+[.G4]+[.G5]+[.G6]+[.G7])/5" office:value-type="float" office:value="1836" calcext:value-type="float">
            <text:p>1836</text:p>
          </table:table-cell>
          <table:table-cell table:formula="of:=([.H3]+[.H4]+[.H5]+[.H6]+[.H7])/5" office:value-type="float" office:value="9.97825" calcext:value-type="float">
            <text:p>9,97825</text:p>
          </table:table-cell>
          <table:table-cell table:style-name="ce1" table:formula="of:=([.I3]+[.I4]+[.I5]+[.I6]+[.I7])/5" office:value-type="float" office:value="58531107259.6" calcext:value-type="float">
            <text:p>58531107259,6</text:p>
          </table:table-cell>
          <table:table-cell table:formula="of:=([.J3]+[.J4]+[.J5]+[.J6]+[.J7])/5" office:value-type="float" office:value="0.414587" calcext:value-type="float">
            <text:p>0,414587</text:p>
          </table:table-cell>
          <table:table-cell table:formula="of:=([.K3]+[.K4]+[.K5]+[.K6]+[.K7])/5" office:value-type="float" office:value="502" calcext:value-type="float">
            <text:p>502</text:p>
          </table:table-cell>
          <table:table-cell table:formula="of:=([.L3]+[.L4]+[.L5]+[.L6]+[.L7])/5" office:value-type="float" office:value="0.597759" calcext:value-type="float">
            <text:p>0,597759</text:p>
          </table:table-cell>
          <table:table-cell table:style-name="ce1" table:formula="of:=([.M3]+[.M4]+[.M5]+[.M6]+[.M7])/5" office:value-type="float" office:value="11894367784.6" calcext:value-type="float">
            <text:p>11894367784,6</text:p>
          </table:table-cell>
          <table:table-cell table:formula="of:=([.N3]+[.N4]+[.N5]+[.N6]+[.N7])/5" office:value-type="float" office:value="2.01767" calcext:value-type="float">
            <text:p>2,01767</text:p>
          </table:table-cell>
          <table:table-cell table:formula="of:=([.O3]+[.O4]+[.O5]+[.O6]+[.O7])/5" office:value-type="float" office:value="1182" calcext:value-type="float">
            <text:p>1182</text:p>
          </table:table-cell>
          <table:table-cell table:formula="of:=([.P3]+[.P4]+[.P5]+[.P6]+[.P7])/5" office:value-type="float" office:value="2.99427" calcext:value-type="float">
            <text:p>2,99427</text:p>
          </table:table-cell>
          <table:table-cell table:style-name="ce1" table:formula="of:=([.Q3]+[.Q4]+[.Q5]+[.Q6]+[.Q7])/5" office:value-type="float" office:value="19668302438" calcext:value-type="float">
            <text:p>19668302438</text:p>
          </table:table-cell>
        </table:table-row>
        <table:table-row table:style-name="ro1">
          <table:table-cell table:style-name="ce1" office:value-type="string" calcext:value-type="string">
            <text:p>10% s = 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303472" calcext:value-type="float">
            <text:p>0,303472</text:p>
          </table:table-cell>
          <table:table-cell office:value-type="float" office:value="492" calcext:value-type="float">
            <text:p>492</text:p>
          </table:table-cell>
          <table:table-cell office:value-type="float" office:value="0.437089" calcext:value-type="float">
            <text:p>0,437089</text:p>
          </table:table-cell>
          <table:table-cell table:style-name="ce1" office:value-type="float" office:value="11652901092" calcext:value-type="float">
            <text:p>11652901092</text:p>
          </table:table-cell>
          <table:table-cell office:value-type="float" office:value="7.5041" calcext:value-type="float">
            <text:p>7,5041</text:p>
          </table:table-cell>
          <table:table-cell office:value-type="float" office:value="1793" calcext:value-type="float">
            <text:p>1793</text:p>
          </table:table-cell>
          <table:table-cell office:value-type="float" office:value="9.93699" calcext:value-type="float">
            <text:p>9,93699</text:p>
          </table:table-cell>
          <table:table-cell table:style-name="ce1" office:value-type="float" office:value="58733231089" calcext:value-type="float">
            <text:p>58733231089</text:p>
          </table:table-cell>
          <table:table-cell office:value-type="float" office:value="0.406012" calcext:value-type="float">
            <text:p>0,406012</text:p>
          </table:table-cell>
          <table:table-cell office:value-type="float" office:value="488" calcext:value-type="float">
            <text:p>488</text:p>
          </table:table-cell>
          <table:table-cell office:value-type="float" office:value="0.572615" calcext:value-type="float">
            <text:p>0,572615</text:p>
          </table:table-cell>
          <table:table-cell table:style-name="ce1" office:value-type="float" office:value="11525490700" calcext:value-type="float">
            <text:p>11525490700</text:p>
          </table:table-cell>
          <table:table-cell office:value-type="float" office:value="1.97012" calcext:value-type="float">
            <text:p>1,97012</text:p>
          </table:table-cell>
          <table:table-cell office:value-type="float" office:value="1163" calcext:value-type="float">
            <text:p>1163</text:p>
          </table:table-cell>
          <table:table-cell office:value-type="float" office:value="2.96778" calcext:value-type="float">
            <text:p>2,96778</text:p>
          </table:table-cell>
          <table:table-cell table:style-name="ce1" office:value-type="float" office:value="19520153762" calcext:value-type="float">
            <text:p>19520153762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303472" calcext:value-type="float">
            <text:p>0,303472</text:p>
          </table:table-cell>
          <table:table-cell office:value-type="float" office:value="492" calcext:value-type="float">
            <text:p>492</text:p>
          </table:table-cell>
          <table:table-cell office:value-type="float" office:value="0.437089" calcext:value-type="float">
            <text:p>0,437089</text:p>
          </table:table-cell>
          <table:table-cell table:style-name="ce1" office:value-type="float" office:value="11663297675" calcext:value-type="float">
            <text:p>11663297675</text:p>
          </table:table-cell>
          <table:table-cell office:value-type="float" office:value="7.5041" calcext:value-type="float">
            <text:p>7,5041</text:p>
          </table:table-cell>
          <table:table-cell office:value-type="float" office:value="1793" calcext:value-type="float">
            <text:p>1793</text:p>
          </table:table-cell>
          <table:table-cell office:value-type="float" office:value="9.93699" calcext:value-type="float">
            <text:p>9,93699</text:p>
          </table:table-cell>
          <table:table-cell table:style-name="ce1" office:value-type="float" office:value="59851621341" calcext:value-type="float">
            <text:p>59851621341</text:p>
          </table:table-cell>
          <table:table-cell office:value-type="float" office:value="0.406012" calcext:value-type="float">
            <text:p>0,406012</text:p>
          </table:table-cell>
          <table:table-cell office:value-type="float" office:value="488" calcext:value-type="float">
            <text:p>488</text:p>
          </table:table-cell>
          <table:table-cell office:value-type="float" office:value="0.572615" calcext:value-type="float">
            <text:p>0,572615</text:p>
          </table:table-cell>
          <table:table-cell table:style-name="ce1" office:value-type="float" office:value="12218651613" calcext:value-type="float">
            <text:p>12218651613</text:p>
          </table:table-cell>
          <table:table-cell office:value-type="float" office:value="1.97012" calcext:value-type="float">
            <text:p>1,97012</text:p>
          </table:table-cell>
          <table:table-cell office:value-type="float" office:value="1163" calcext:value-type="float">
            <text:p>1163</text:p>
          </table:table-cell>
          <table:table-cell office:value-type="float" office:value="2.96778" calcext:value-type="float">
            <text:p>2,96778</text:p>
          </table:table-cell>
          <table:table-cell table:style-name="ce1" office:value-type="float" office:value="19674328468" calcext:value-type="float">
            <text:p>19674328468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303472" calcext:value-type="float">
            <text:p>0,303472</text:p>
          </table:table-cell>
          <table:table-cell office:value-type="float" office:value="492" calcext:value-type="float">
            <text:p>492</text:p>
          </table:table-cell>
          <table:table-cell office:value-type="float" office:value="0.437089" calcext:value-type="float">
            <text:p>0,437089</text:p>
          </table:table-cell>
          <table:table-cell table:style-name="ce1" office:value-type="float" office:value="11704818053" calcext:value-type="float">
            <text:p>11704818053</text:p>
          </table:table-cell>
          <table:table-cell office:value-type="float" office:value="7.5041" calcext:value-type="float">
            <text:p>7,5041</text:p>
          </table:table-cell>
          <table:table-cell office:value-type="float" office:value="1793" calcext:value-type="float">
            <text:p>1793</text:p>
          </table:table-cell>
          <table:table-cell office:value-type="float" office:value="9.93699" calcext:value-type="float">
            <text:p>9,93699</text:p>
          </table:table-cell>
          <table:table-cell table:style-name="ce1" office:value-type="float" office:value="59451719765" calcext:value-type="float">
            <text:p>59451719765</text:p>
          </table:table-cell>
          <table:table-cell office:value-type="float" office:value="0.406012" calcext:value-type="float">
            <text:p>0,406012</text:p>
          </table:table-cell>
          <table:table-cell office:value-type="float" office:value="488" calcext:value-type="float">
            <text:p>488</text:p>
          </table:table-cell>
          <table:table-cell office:value-type="float" office:value="0.572615" calcext:value-type="float">
            <text:p>0,572615</text:p>
          </table:table-cell>
          <table:table-cell table:style-name="ce1" office:value-type="float" office:value="12219625286" calcext:value-type="float">
            <text:p>12219625286</text:p>
          </table:table-cell>
          <table:table-cell office:value-type="float" office:value="1.97012" calcext:value-type="float">
            <text:p>1,97012</text:p>
          </table:table-cell>
          <table:table-cell office:value-type="float" office:value="1163" calcext:value-type="float">
            <text:p>1163</text:p>
          </table:table-cell>
          <table:table-cell office:value-type="float" office:value="2.96778" calcext:value-type="float">
            <text:p>2,96778</text:p>
          </table:table-cell>
          <table:table-cell table:style-name="ce1" office:value-type="float" office:value="19906815876" calcext:value-type="float">
            <text:p>19906815876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303472" calcext:value-type="float">
            <text:p>0,303472</text:p>
          </table:table-cell>
          <table:table-cell office:value-type="float" office:value="492" calcext:value-type="float">
            <text:p>492</text:p>
          </table:table-cell>
          <table:table-cell office:value-type="float" office:value="0.437089" calcext:value-type="float">
            <text:p>0,437089</text:p>
          </table:table-cell>
          <table:table-cell table:style-name="ce1" office:value-type="float" office:value="11671145230" calcext:value-type="float">
            <text:p>11671145230</text:p>
          </table:table-cell>
          <table:table-cell office:value-type="float" office:value="7.5041" calcext:value-type="float">
            <text:p>7,5041</text:p>
          </table:table-cell>
          <table:table-cell office:value-type="float" office:value="1793" calcext:value-type="float">
            <text:p>1793</text:p>
          </table:table-cell>
          <table:table-cell office:value-type="float" office:value="9.93699" calcext:value-type="float">
            <text:p>9,93699</text:p>
          </table:table-cell>
          <table:table-cell table:style-name="ce1" office:value-type="float" office:value="59481580916" calcext:value-type="float">
            <text:p>59481580916</text:p>
          </table:table-cell>
          <table:table-cell office:value-type="float" office:value="0.406012" calcext:value-type="float">
            <text:p>0,406012</text:p>
          </table:table-cell>
          <table:table-cell office:value-type="float" office:value="488" calcext:value-type="float">
            <text:p>488</text:p>
          </table:table-cell>
          <table:table-cell office:value-type="float" office:value="0.572615" calcext:value-type="float">
            <text:p>0,572615</text:p>
          </table:table-cell>
          <table:table-cell table:style-name="ce1" office:value-type="float" office:value="12227292695" calcext:value-type="float">
            <text:p>12227292695</text:p>
          </table:table-cell>
          <table:table-cell office:value-type="float" office:value="1.97012" calcext:value-type="float">
            <text:p>1,97012</text:p>
          </table:table-cell>
          <table:table-cell office:value-type="float" office:value="1163" calcext:value-type="float">
            <text:p>1163</text:p>
          </table:table-cell>
          <table:table-cell office:value-type="float" office:value="2.96778" calcext:value-type="float">
            <text:p>2,96778</text:p>
          </table:table-cell>
          <table:table-cell table:style-name="ce1" office:value-type="float" office:value="20320229699" calcext:value-type="float">
            <text:p>20320229699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303472" calcext:value-type="float">
            <text:p>0,303472</text:p>
          </table:table-cell>
          <table:table-cell office:value-type="float" office:value="492" calcext:value-type="float">
            <text:p>492</text:p>
          </table:table-cell>
          <table:table-cell office:value-type="float" office:value="0.437089" calcext:value-type="float">
            <text:p>0,437089</text:p>
          </table:table-cell>
          <table:table-cell table:style-name="ce1" office:value-type="float" office:value="11747623839" calcext:value-type="float">
            <text:p>11747623839</text:p>
          </table:table-cell>
          <table:table-cell office:value-type="float" office:value="7.5041" calcext:value-type="float">
            <text:p>7,5041</text:p>
          </table:table-cell>
          <table:table-cell office:value-type="float" office:value="1793" calcext:value-type="float">
            <text:p>1793</text:p>
          </table:table-cell>
          <table:table-cell office:value-type="float" office:value="9.93699" calcext:value-type="float">
            <text:p>9,93699</text:p>
          </table:table-cell>
          <table:table-cell table:style-name="ce1" office:value-type="float" office:value="60540471664" calcext:value-type="float">
            <text:p>60540471664</text:p>
          </table:table-cell>
          <table:table-cell office:value-type="float" office:value="0.406012" calcext:value-type="float">
            <text:p>0,406012</text:p>
          </table:table-cell>
          <table:table-cell office:value-type="float" office:value="488" calcext:value-type="float">
            <text:p>488</text:p>
          </table:table-cell>
          <table:table-cell office:value-type="float" office:value="0.572615" calcext:value-type="float">
            <text:p>0,572615</text:p>
          </table:table-cell>
          <table:table-cell table:style-name="ce1" office:value-type="float" office:value="12254858299" calcext:value-type="float">
            <text:p>12254858299</text:p>
          </table:table-cell>
          <table:table-cell office:value-type="float" office:value="1.97012" calcext:value-type="float">
            <text:p>1,97012</text:p>
          </table:table-cell>
          <table:table-cell office:value-type="float" office:value="1163" calcext:value-type="float">
            <text:p>1163</text:p>
          </table:table-cell>
          <table:table-cell office:value-type="float" office:value="2.96778" calcext:value-type="float">
            <text:p>2,96778</text:p>
          </table:table-cell>
          <table:table-cell table:style-name="ce1" office:value-type="float" office:value="20628575113" calcext:value-type="float">
            <text:p>20628575113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10]+[.B11]+[.B12]+[.B13]+[.B14])/5" office:value-type="float" office:value="0.303472" calcext:value-type="float">
            <text:p>0,303472</text:p>
          </table:table-cell>
          <table:table-cell table:formula="of:=([.C10]+[.C11]+[.C12]+[.C13]+[.C14])/5" office:value-type="float" office:value="492" calcext:value-type="float">
            <text:p>492</text:p>
          </table:table-cell>
          <table:table-cell table:formula="of:=([.D10]+[.D11]+[.D12]+[.D13]+[.D14])/5" office:value-type="float" office:value="0.437089" calcext:value-type="float">
            <text:p>0,437089</text:p>
          </table:table-cell>
          <table:table-cell table:style-name="ce1" table:formula="of:=([.E10]+[.E11]+[.E12]+[.E13]+[.E14])/5" office:value-type="float" office:value="11687957177.8" calcext:value-type="float">
            <text:p>11687957177,8</text:p>
          </table:table-cell>
          <table:table-cell table:formula="of:=([.F10]+[.F11]+[.F12]+[.F13]+[.F14])/5" office:value-type="float" office:value="7.5041" calcext:value-type="float">
            <text:p>7,5041</text:p>
          </table:table-cell>
          <table:table-cell table:formula="of:=([.G10]+[.G11]+[.G12]+[.G13]+[.G14])/5" office:value-type="float" office:value="1793" calcext:value-type="float">
            <text:p>1793</text:p>
          </table:table-cell>
          <table:table-cell table:formula="of:=([.H10]+[.H11]+[.H12]+[.H13]+[.H14])/5" office:value-type="float" office:value="9.93699" calcext:value-type="float">
            <text:p>9,93699</text:p>
          </table:table-cell>
          <table:table-cell table:style-name="ce1" table:formula="of:=([.I10]+[.I11]+[.I12]+[.I13]+[.I14])/5" office:value-type="float" office:value="59611724955" calcext:value-type="float">
            <text:p>59611724955</text:p>
          </table:table-cell>
          <table:table-cell table:formula="of:=([.J10]+[.J11]+[.J12]+[.J13]+[.J14])/5" office:value-type="float" office:value="0.406012" calcext:value-type="float">
            <text:p>0,406012</text:p>
          </table:table-cell>
          <table:table-cell table:formula="of:=([.K10]+[.K11]+[.K12]+[.K13]+[.K14])/5" office:value-type="float" office:value="488" calcext:value-type="float">
            <text:p>488</text:p>
          </table:table-cell>
          <table:table-cell table:formula="of:=([.L10]+[.L11]+[.L12]+[.L13]+[.L14])/5" office:value-type="float" office:value="0.572615" calcext:value-type="float">
            <text:p>0,572615</text:p>
          </table:table-cell>
          <table:table-cell table:style-name="ce1" table:formula="of:=([.M10]+[.M11]+[.M12]+[.M13]+[.M14])/5" office:value-type="float" office:value="12089183718.6" calcext:value-type="float">
            <text:p>12089183718,6</text:p>
          </table:table-cell>
          <table:table-cell table:formula="of:=([.N10]+[.N11]+[.N12]+[.N13]+[.N14])/5" office:value-type="float" office:value="1.97012" calcext:value-type="float">
            <text:p>1,97012</text:p>
          </table:table-cell>
          <table:table-cell table:formula="of:=([.O10]+[.O11]+[.O12]+[.O13]+[.O14])/5" office:value-type="float" office:value="1163" calcext:value-type="float">
            <text:p>1163</text:p>
          </table:table-cell>
          <table:table-cell table:formula="of:=([.P10]+[.P11]+[.P12]+[.P13]+[.P14])/5" office:value-type="float" office:value="2.96778" calcext:value-type="float">
            <text:p>2,96778</text:p>
          </table:table-cell>
          <table:table-cell table:style-name="ce1" table:formula="of:=([.Q10]+[.Q11]+[.Q12]+[.Q13]+[.Q14])/5" office:value-type="float" office:value="20010020583.6" calcext:value-type="float">
            <text:p>20010020583,6</text:p>
          </table:table-cell>
        </table:table-row>
        <table:table-row table:style-name="ro1">
          <table:table-cell table:style-name="ce1" office:value-type="string" calcext:value-type="string">
            <text:p>10% s = 1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511" calcext:value-type="float">
            <text:p>511</text:p>
          </table:table-cell>
          <table:table-cell office:value-type="float" office:value="0.446538" calcext:value-type="float">
            <text:p>0,446538</text:p>
          </table:table-cell>
          <table:table-cell table:style-name="ce1" office:value-type="float" office:value="11674822029" calcext:value-type="float">
            <text:p>11674822029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1841" calcext:value-type="float">
            <text:p>1841</text:p>
          </table:table-cell>
          <table:table-cell office:value-type="float" office:value="9.86718" calcext:value-type="float">
            <text:p>9,86718</text:p>
          </table:table-cell>
          <table:table-cell table:style-name="ce1" office:value-type="float" office:value="59777260568" calcext:value-type="float">
            <text:p>59777260568</text:p>
          </table:table-cell>
          <table:table-cell office:value-type="float" office:value="0.410263" calcext:value-type="float">
            <text:p>0,410263</text:p>
          </table:table-cell>
          <table:table-cell office:value-type="float" office:value="483" calcext:value-type="float">
            <text:p>483</text:p>
          </table:table-cell>
          <table:table-cell office:value-type="float" office:value="0.574779" calcext:value-type="float">
            <text:p>0,574779</text:p>
          </table:table-cell>
          <table:table-cell table:style-name="ce1" office:value-type="float" office:value="12213892871" calcext:value-type="float">
            <text:p>12213892871</text:p>
          </table:table-cell>
          <table:table-cell office:value-type="float" office:value="2.03003" calcext:value-type="float">
            <text:p>2,03003</text:p>
          </table:table-cell>
          <table:table-cell office:value-type="float" office:value="1154" calcext:value-type="float">
            <text:p>1154</text:p>
          </table:table-cell>
          <table:table-cell office:value-type="float" office:value="2.99215" calcext:value-type="float">
            <text:p>2,99215</text:p>
          </table:table-cell>
          <table:table-cell table:style-name="ce1" office:value-type="float" office:value="20964861656" calcext:value-type="float">
            <text:p>20964861656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511" calcext:value-type="float">
            <text:p>511</text:p>
          </table:table-cell>
          <table:table-cell office:value-type="float" office:value="0.446538" calcext:value-type="float">
            <text:p>0,446538</text:p>
          </table:table-cell>
          <table:table-cell table:style-name="ce1" office:value-type="float" office:value="11679690697" calcext:value-type="float">
            <text:p>11679690697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1841" calcext:value-type="float">
            <text:p>1841</text:p>
          </table:table-cell>
          <table:table-cell office:value-type="float" office:value="9.86718" calcext:value-type="float">
            <text:p>9,86718</text:p>
          </table:table-cell>
          <table:table-cell table:style-name="ce1" office:value-type="float" office:value="59786972650" calcext:value-type="float">
            <text:p>59786972650</text:p>
          </table:table-cell>
          <table:table-cell office:value-type="float" office:value="0.410263" calcext:value-type="float">
            <text:p>0,410263</text:p>
          </table:table-cell>
          <table:table-cell office:value-type="float" office:value="483" calcext:value-type="float">
            <text:p>483</text:p>
          </table:table-cell>
          <table:table-cell office:value-type="float" office:value="0.574779" calcext:value-type="float">
            <text:p>0,574779</text:p>
          </table:table-cell>
          <table:table-cell table:style-name="ce1" office:value-type="float" office:value="12275031947" calcext:value-type="float">
            <text:p>12275031947</text:p>
          </table:table-cell>
          <table:table-cell office:value-type="float" office:value="2.03003" calcext:value-type="float">
            <text:p>2,03003</text:p>
          </table:table-cell>
          <table:table-cell office:value-type="float" office:value="1154" calcext:value-type="float">
            <text:p>1154</text:p>
          </table:table-cell>
          <table:table-cell office:value-type="float" office:value="2.99215" calcext:value-type="float">
            <text:p>2,99215</text:p>
          </table:table-cell>
          <table:table-cell table:style-name="ce1" office:value-type="float" office:value="21358998638" calcext:value-type="float">
            <text:p>21358998638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511" calcext:value-type="float">
            <text:p>511</text:p>
          </table:table-cell>
          <table:table-cell office:value-type="float" office:value="0.446538" calcext:value-type="float">
            <text:p>0,446538</text:p>
          </table:table-cell>
          <table:table-cell table:style-name="ce1" office:value-type="float" office:value="11666446659" calcext:value-type="float">
            <text:p>11666446659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1841" calcext:value-type="float">
            <text:p>1841</text:p>
          </table:table-cell>
          <table:table-cell office:value-type="float" office:value="9.86718" calcext:value-type="float">
            <text:p>9,86718</text:p>
          </table:table-cell>
          <table:table-cell table:style-name="ce1" office:value-type="float" office:value="60343803995" calcext:value-type="float">
            <text:p>60343803995</text:p>
          </table:table-cell>
          <table:table-cell office:value-type="float" office:value="0.410263" calcext:value-type="float">
            <text:p>0,410263</text:p>
          </table:table-cell>
          <table:table-cell office:value-type="float" office:value="483" calcext:value-type="float">
            <text:p>483</text:p>
          </table:table-cell>
          <table:table-cell office:value-type="float" office:value="0.574779" calcext:value-type="float">
            <text:p>0,574779</text:p>
          </table:table-cell>
          <table:table-cell table:style-name="ce1" office:value-type="float" office:value="12255104036" calcext:value-type="float">
            <text:p>12255104036</text:p>
          </table:table-cell>
          <table:table-cell office:value-type="float" office:value="2.03003" calcext:value-type="float">
            <text:p>2,03003</text:p>
          </table:table-cell>
          <table:table-cell office:value-type="float" office:value="1154" calcext:value-type="float">
            <text:p>1154</text:p>
          </table:table-cell>
          <table:table-cell office:value-type="float" office:value="2.99215" calcext:value-type="float">
            <text:p>2,99215</text:p>
          </table:table-cell>
          <table:table-cell table:style-name="ce1" office:value-type="float" office:value="21630946091" calcext:value-type="float">
            <text:p>21630946091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511" calcext:value-type="float">
            <text:p>511</text:p>
          </table:table-cell>
          <table:table-cell office:value-type="float" office:value="0.446538" calcext:value-type="float">
            <text:p>0,446538</text:p>
          </table:table-cell>
          <table:table-cell table:style-name="ce1" office:value-type="float" office:value="11706202056" calcext:value-type="float">
            <text:p>11706202056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1841" calcext:value-type="float">
            <text:p>1841</text:p>
          </table:table-cell>
          <table:table-cell office:value-type="float" office:value="9.86718" calcext:value-type="float">
            <text:p>9,86718</text:p>
          </table:table-cell>
          <table:table-cell table:style-name="ce1" office:value-type="float" office:value="59061746171" calcext:value-type="float">
            <text:p>59061746171</text:p>
          </table:table-cell>
          <table:table-cell office:value-type="float" office:value="0.410263" calcext:value-type="float">
            <text:p>0,410263</text:p>
          </table:table-cell>
          <table:table-cell office:value-type="float" office:value="483" calcext:value-type="float">
            <text:p>483</text:p>
          </table:table-cell>
          <table:table-cell office:value-type="float" office:value="0.574779" calcext:value-type="float">
            <text:p>0,574779</text:p>
          </table:table-cell>
          <table:table-cell table:style-name="ce1" office:value-type="float" office:value="12309508605" calcext:value-type="float">
            <text:p>12309508605</text:p>
          </table:table-cell>
          <table:table-cell office:value-type="float" office:value="2.03003" calcext:value-type="float">
            <text:p>2,03003</text:p>
          </table:table-cell>
          <table:table-cell office:value-type="float" office:value="1154" calcext:value-type="float">
            <text:p>1154</text:p>
          </table:table-cell>
          <table:table-cell office:value-type="float" office:value="2.99215" calcext:value-type="float">
            <text:p>2,99215</text:p>
          </table:table-cell>
          <table:table-cell table:style-name="ce1" office:value-type="float" office:value="21762304557" calcext:value-type="float">
            <text:p>21762304557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511" calcext:value-type="float">
            <text:p>511</text:p>
          </table:table-cell>
          <table:table-cell office:value-type="float" office:value="0.446538" calcext:value-type="float">
            <text:p>0,446538</text:p>
          </table:table-cell>
          <table:table-cell table:style-name="ce1" office:value-type="float" office:value="11671783963" calcext:value-type="float">
            <text:p>11671783963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1841" calcext:value-type="float">
            <text:p>1841</text:p>
          </table:table-cell>
          <table:table-cell office:value-type="float" office:value="9.86718" calcext:value-type="float">
            <text:p>9,86718</text:p>
          </table:table-cell>
          <table:table-cell table:style-name="ce1" office:value-type="float" office:value="57976737274" calcext:value-type="float">
            <text:p>57976737274</text:p>
          </table:table-cell>
          <table:table-cell office:value-type="float" office:value="0.410263" calcext:value-type="float">
            <text:p>0,410263</text:p>
          </table:table-cell>
          <table:table-cell office:value-type="float" office:value="483" calcext:value-type="float">
            <text:p>483</text:p>
          </table:table-cell>
          <table:table-cell office:value-type="float" office:value="0.574779" calcext:value-type="float">
            <text:p>0,574779</text:p>
          </table:table-cell>
          <table:table-cell table:style-name="ce1" office:value-type="float" office:value="12317791667" calcext:value-type="float">
            <text:p>12317791667</text:p>
          </table:table-cell>
          <table:table-cell office:value-type="float" office:value="2.03003" calcext:value-type="float">
            <text:p>2,03003</text:p>
          </table:table-cell>
          <table:table-cell office:value-type="float" office:value="1154" calcext:value-type="float">
            <text:p>1154</text:p>
          </table:table-cell>
          <table:table-cell office:value-type="float" office:value="2.99215" calcext:value-type="float">
            <text:p>2,99215</text:p>
          </table:table-cell>
          <table:table-cell table:style-name="ce1" office:value-type="float" office:value="21785425870" calcext:value-type="float">
            <text:p>21785425870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17]+[.B18]+[.B19]+[.B20]+[.B21])/5" office:value-type="float" office:value="0.307421" calcext:value-type="float">
            <text:p>0,307421</text:p>
          </table:table-cell>
          <table:table-cell table:formula="of:=([.C17]+[.C18]+[.C19]+[.C20]+[.C21])/5" office:value-type="float" office:value="511" calcext:value-type="float">
            <text:p>511</text:p>
          </table:table-cell>
          <table:table-cell table:formula="of:=([.D17]+[.D18]+[.D19]+[.D20]+[.D21])/5" office:value-type="float" office:value="0.446538" calcext:value-type="float">
            <text:p>0,446538</text:p>
          </table:table-cell>
          <table:table-cell table:style-name="ce1" table:formula="of:=([.E17]+[.E18]+[.E19]+[.E20]+[.E21])/5" office:value-type="float" office:value="11679789080.8" calcext:value-type="float">
            <text:p>11679789080,8</text:p>
          </table:table-cell>
          <table:table-cell table:formula="of:=([.F17]+[.F18]+[.F19]+[.F20]+[.F21])/5" office:value-type="float" office:value="7.41058" calcext:value-type="float">
            <text:p>7,41058</text:p>
          </table:table-cell>
          <table:table-cell table:formula="of:=([.G17]+[.G18]+[.G19]+[.G20]+[.G21])/5" office:value-type="float" office:value="1841" calcext:value-type="float">
            <text:p>1841</text:p>
          </table:table-cell>
          <table:table-cell table:formula="of:=([.H17]+[.H18]+[.H19]+[.H20]+[.H21])/5" office:value-type="float" office:value="9.86718" calcext:value-type="float">
            <text:p>9,86718</text:p>
          </table:table-cell>
          <table:table-cell table:style-name="ce1" table:formula="of:=([.I17]+[.I18]+[.I19]+[.I20]+[.I21])/5" office:value-type="float" office:value="59389304131.6" calcext:value-type="float">
            <text:p>59389304131,6</text:p>
          </table:table-cell>
          <table:table-cell table:formula="of:=([.J17]+[.J18]+[.J19]+[.J20]+[.J21])/5" office:value-type="float" office:value="0.410263" calcext:value-type="float">
            <text:p>0,410263</text:p>
          </table:table-cell>
          <table:table-cell table:formula="of:=([.K17]+[.K18]+[.K19]+[.K20]+[.K21])/5" office:value-type="float" office:value="483" calcext:value-type="float">
            <text:p>483</text:p>
          </table:table-cell>
          <table:table-cell table:formula="of:=([.L17]+[.L18]+[.L19]+[.L20]+[.L21])/5" office:value-type="float" office:value="0.574779" calcext:value-type="float">
            <text:p>0,574779</text:p>
          </table:table-cell>
          <table:table-cell table:style-name="ce1" table:formula="of:=([.M17]+[.M18]+[.M19]+[.M20]+[.M21])/5" office:value-type="float" office:value="12274265825.2" calcext:value-type="float">
            <text:p>12274265825,2</text:p>
          </table:table-cell>
          <table:table-cell table:formula="of:=([.N17]+[.N18]+[.N19]+[.N20]+[.N21])/5" office:value-type="float" office:value="2.03003" calcext:value-type="float">
            <text:p>2,03003</text:p>
          </table:table-cell>
          <table:table-cell table:formula="of:=([.O17]+[.O18]+[.O19]+[.O20]+[.O21])/5" office:value-type="float" office:value="1154" calcext:value-type="float">
            <text:p>1154</text:p>
          </table:table-cell>
          <table:table-cell table:formula="of:=([.P17]+[.P18]+[.P19]+[.P20]+[.P21])/5" office:value-type="float" office:value="2.99215" calcext:value-type="float">
            <text:p>2,99215</text:p>
          </table:table-cell>
          <table:table-cell table:style-name="ce1" table:formula="of:=([.Q17]+[.Q18]+[.Q19]+[.Q20]+[.Q21])/5" office:value-type="float" office:value="21500507362.4" calcext:value-type="float">
            <text:p>21500507362,4</text:p>
          </table:table-cell>
        </table:table-row>
        <table:table-row table:style-name="ro1">
          <table:table-cell table:style-name="ce1" office:value-type="string" calcext:value-type="string">
            <text:p>10% s = 2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494" calcext:value-type="float">
            <text:p>494</text:p>
          </table:table-cell>
          <table:table-cell office:value-type="float" office:value="0.423491" calcext:value-type="float">
            <text:p>0,423491</text:p>
          </table:table-cell>
          <table:table-cell table:style-name="ce1" office:value-type="float" office:value="11700425232" calcext:value-type="float">
            <text:p>11700425232</text:p>
          </table:table-cell>
          <table:table-cell office:value-type="float" office:value="7.52091" calcext:value-type="float">
            <text:p>7,52091</text:p>
          </table:table-cell>
          <table:table-cell office:value-type="float" office:value="1810" calcext:value-type="float">
            <text:p>1810</text:p>
          </table:table-cell>
          <table:table-cell office:value-type="float" office:value="9.98039" calcext:value-type="float">
            <text:p>9,98039</text:p>
          </table:table-cell>
          <table:table-cell table:style-name="ce1" office:value-type="float" office:value="58032342260" calcext:value-type="float">
            <text:p>58032342260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477" calcext:value-type="float">
            <text:p>477</text:p>
          </table:table-cell>
          <table:table-cell office:value-type="float" office:value="0.568427" calcext:value-type="float">
            <text:p>0,568427</text:p>
          </table:table-cell>
          <table:table-cell table:style-name="ce1" office:value-type="float" office:value="12311138117" calcext:value-type="float">
            <text:p>12311138117</text:p>
          </table:table-cell>
          <table:table-cell office:value-type="float" office:value="1.96858" calcext:value-type="float">
            <text:p>1,96858</text:p>
          </table:table-cell>
          <table:table-cell office:value-type="float" office:value="1137" calcext:value-type="float">
            <text:p>1137</text:p>
          </table:table-cell>
          <table:table-cell office:value-type="float" office:value="2.97794" calcext:value-type="float">
            <text:p>2,97794</text:p>
          </table:table-cell>
          <table:table-cell table:style-name="ce1" office:value-type="float" office:value="22062072166" calcext:value-type="float">
            <text:p>22062072166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494" calcext:value-type="float">
            <text:p>494</text:p>
          </table:table-cell>
          <table:table-cell office:value-type="float" office:value="0.423491" calcext:value-type="float">
            <text:p>0,423491</text:p>
          </table:table-cell>
          <table:table-cell table:style-name="ce1" office:value-type="float" office:value="11730555078" calcext:value-type="float">
            <text:p>11730555078</text:p>
          </table:table-cell>
          <table:table-cell office:value-type="float" office:value="7.52091" calcext:value-type="float">
            <text:p>7,52091</text:p>
          </table:table-cell>
          <table:table-cell office:value-type="float" office:value="1810" calcext:value-type="float">
            <text:p>1810</text:p>
          </table:table-cell>
          <table:table-cell office:value-type="float" office:value="9.98039" calcext:value-type="float">
            <text:p>9,98039</text:p>
          </table:table-cell>
          <table:table-cell table:style-name="ce1" office:value-type="float" office:value="59636778471" calcext:value-type="float">
            <text:p>59636778471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477" calcext:value-type="float">
            <text:p>477</text:p>
          </table:table-cell>
          <table:table-cell office:value-type="float" office:value="0.568427" calcext:value-type="float">
            <text:p>0,568427</text:p>
          </table:table-cell>
          <table:table-cell table:style-name="ce1" office:value-type="float" office:value="12335498467" calcext:value-type="float">
            <text:p>12335498467</text:p>
          </table:table-cell>
          <table:table-cell office:value-type="float" office:value="1.96858" calcext:value-type="float">
            <text:p>1,96858</text:p>
          </table:table-cell>
          <table:table-cell office:value-type="float" office:value="1137" calcext:value-type="float">
            <text:p>1137</text:p>
          </table:table-cell>
          <table:table-cell office:value-type="float" office:value="2.97794" calcext:value-type="float">
            <text:p>2,97794</text:p>
          </table:table-cell>
          <table:table-cell table:style-name="ce1" office:value-type="float" office:value="22125903469" calcext:value-type="float">
            <text:p>22125903469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494" calcext:value-type="float">
            <text:p>494</text:p>
          </table:table-cell>
          <table:table-cell office:value-type="float" office:value="0.423491" calcext:value-type="float">
            <text:p>0,423491</text:p>
          </table:table-cell>
          <table:table-cell table:style-name="ce1" office:value-type="float" office:value="11929723878" calcext:value-type="float">
            <text:p>11929723878</text:p>
          </table:table-cell>
          <table:table-cell office:value-type="float" office:value="7.52091" calcext:value-type="float">
            <text:p>7,52091</text:p>
          </table:table-cell>
          <table:table-cell office:value-type="float" office:value="1810" calcext:value-type="float">
            <text:p>1810</text:p>
          </table:table-cell>
          <table:table-cell office:value-type="float" office:value="9.98039" calcext:value-type="float">
            <text:p>9,98039</text:p>
          </table:table-cell>
          <table:table-cell table:style-name="ce1" office:value-type="float" office:value="57210017539" calcext:value-type="float">
            <text:p>57210017539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477" calcext:value-type="float">
            <text:p>477</text:p>
          </table:table-cell>
          <table:table-cell office:value-type="float" office:value="0.568427" calcext:value-type="float">
            <text:p>0,568427</text:p>
          </table:table-cell>
          <table:table-cell table:style-name="ce1" office:value-type="float" office:value="12232560361" calcext:value-type="float">
            <text:p>12232560361</text:p>
          </table:table-cell>
          <table:table-cell office:value-type="float" office:value="1.96858" calcext:value-type="float">
            <text:p>1,96858</text:p>
          </table:table-cell>
          <table:table-cell office:value-type="float" office:value="1137" calcext:value-type="float">
            <text:p>1137</text:p>
          </table:table-cell>
          <table:table-cell office:value-type="float" office:value="2.97794" calcext:value-type="float">
            <text:p>2,97794</text:p>
          </table:table-cell>
          <table:table-cell table:style-name="ce1" office:value-type="float" office:value="22202018429" calcext:value-type="float">
            <text:p>22202018429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494" calcext:value-type="float">
            <text:p>494</text:p>
          </table:table-cell>
          <table:table-cell office:value-type="float" office:value="0.423491" calcext:value-type="float">
            <text:p>0,423491</text:p>
          </table:table-cell>
          <table:table-cell table:style-name="ce1" office:value-type="float" office:value="11844563173" calcext:value-type="float">
            <text:p>11844563173</text:p>
          </table:table-cell>
          <table:table-cell office:value-type="float" office:value="7.52091" calcext:value-type="float">
            <text:p>7,52091</text:p>
          </table:table-cell>
          <table:table-cell office:value-type="float" office:value="1810" calcext:value-type="float">
            <text:p>1810</text:p>
          </table:table-cell>
          <table:table-cell office:value-type="float" office:value="9.98039" calcext:value-type="float">
            <text:p>9,98039</text:p>
          </table:table-cell>
          <table:table-cell table:style-name="ce1" office:value-type="float" office:value="57339407347" calcext:value-type="float">
            <text:p>57339407347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477" calcext:value-type="float">
            <text:p>477</text:p>
          </table:table-cell>
          <table:table-cell office:value-type="float" office:value="0.568427" calcext:value-type="float">
            <text:p>0,568427</text:p>
          </table:table-cell>
          <table:table-cell table:style-name="ce1" office:value-type="float" office:value="11970411215" calcext:value-type="float">
            <text:p>11970411215</text:p>
          </table:table-cell>
          <table:table-cell office:value-type="float" office:value="1.96858" calcext:value-type="float">
            <text:p>1,96858</text:p>
          </table:table-cell>
          <table:table-cell office:value-type="float" office:value="1137" calcext:value-type="float">
            <text:p>1137</text:p>
          </table:table-cell>
          <table:table-cell office:value-type="float" office:value="2.97794" calcext:value-type="float">
            <text:p>2,97794</text:p>
          </table:table-cell>
          <table:table-cell table:style-name="ce1" office:value-type="float" office:value="20765953081" calcext:value-type="float">
            <text:p>20765953081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494" calcext:value-type="float">
            <text:p>494</text:p>
          </table:table-cell>
          <table:table-cell office:value-type="float" office:value="0.423491" calcext:value-type="float">
            <text:p>0,423491</text:p>
          </table:table-cell>
          <table:table-cell table:style-name="ce1" office:value-type="float" office:value="11889423466" calcext:value-type="float">
            <text:p>11889423466</text:p>
          </table:table-cell>
          <table:table-cell office:value-type="float" office:value="7.52091" calcext:value-type="float">
            <text:p>7,52091</text:p>
          </table:table-cell>
          <table:table-cell office:value-type="float" office:value="1810" calcext:value-type="float">
            <text:p>1810</text:p>
          </table:table-cell>
          <table:table-cell office:value-type="float" office:value="9.98039" calcext:value-type="float">
            <text:p>9,98039</text:p>
          </table:table-cell>
          <table:table-cell table:style-name="ce1" office:value-type="float" office:value="58149558997" calcext:value-type="float">
            <text:p>58149558997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477" calcext:value-type="float">
            <text:p>477</text:p>
          </table:table-cell>
          <table:table-cell office:value-type="float" office:value="0.568427" calcext:value-type="float">
            <text:p>0,568427</text:p>
          </table:table-cell>
          <table:table-cell table:style-name="ce1" office:value-type="float" office:value="11486850370" calcext:value-type="float">
            <text:p>11486850370</text:p>
          </table:table-cell>
          <table:table-cell office:value-type="float" office:value="1.96858" calcext:value-type="float">
            <text:p>1,96858</text:p>
          </table:table-cell>
          <table:table-cell office:value-type="float" office:value="1137" calcext:value-type="float">
            <text:p>1137</text:p>
          </table:table-cell>
          <table:table-cell office:value-type="float" office:value="2.97794" calcext:value-type="float">
            <text:p>2,97794</text:p>
          </table:table-cell>
          <table:table-cell table:style-name="ce1" office:value-type="float" office:value="19851973177" calcext:value-type="float">
            <text:p>19851973177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24]+[.B25]+[.B26]+[.B27]+[.B28])/5" office:value-type="float" office:value="0.301678" calcext:value-type="float">
            <text:p>0,301678</text:p>
          </table:table-cell>
          <table:table-cell table:formula="of:=([.C24]+[.C25]+[.C26]+[.C27]+[.C28])/5" office:value-type="float" office:value="494" calcext:value-type="float">
            <text:p>494</text:p>
          </table:table-cell>
          <table:table-cell table:formula="of:=([.D24]+[.D25]+[.D26]+[.D27]+[.D28])/5" office:value-type="float" office:value="0.423491" calcext:value-type="float">
            <text:p>0,423491</text:p>
          </table:table-cell>
          <table:table-cell table:style-name="ce1" table:formula="of:=([.E24]+[.E25]+[.E26]+[.E27]+[.E28])/5" office:value-type="float" office:value="11818938165.4" calcext:value-type="float">
            <text:p>11818938165,4</text:p>
          </table:table-cell>
          <table:table-cell table:formula="of:=([.F24]+[.F25]+[.F26]+[.F27]+[.F28])/5" office:value-type="float" office:value="7.52091" calcext:value-type="float">
            <text:p>7,52091</text:p>
          </table:table-cell>
          <table:table-cell table:formula="of:=([.G24]+[.G25]+[.G26]+[.G27]+[.G28])/5" office:value-type="float" office:value="1810" calcext:value-type="float">
            <text:p>1810</text:p>
          </table:table-cell>
          <table:table-cell table:formula="of:=([.H24]+[.H25]+[.H26]+[.H27]+[.H28])/5" office:value-type="float" office:value="9.98039" calcext:value-type="float">
            <text:p>9,98039</text:p>
          </table:table-cell>
          <table:table-cell table:style-name="ce1" table:formula="of:=([.I24]+[.I25]+[.I26]+[.I27]+[.I28])/5" office:value-type="float" office:value="58073620922.8" calcext:value-type="float">
            <text:p>58073620922,8</text:p>
          </table:table-cell>
          <table:table-cell table:formula="of:=([.J24]+[.J25]+[.J26]+[.J27]+[.J28])/5" office:value-type="float" office:value="0.409941" calcext:value-type="float">
            <text:p>0,409941</text:p>
          </table:table-cell>
          <table:table-cell table:formula="of:=([.K24]+[.K25]+[.K26]+[.K27]+[.K28])/5" office:value-type="float" office:value="477" calcext:value-type="float">
            <text:p>477</text:p>
          </table:table-cell>
          <table:table-cell table:formula="of:=([.L24]+[.L25]+[.L26]+[.L27]+[.L28])/5" office:value-type="float" office:value="0.568427" calcext:value-type="float">
            <text:p>0,568427</text:p>
          </table:table-cell>
          <table:table-cell table:style-name="ce1" table:formula="of:=([.M24]+[.M25]+[.M26]+[.M27]+[.M28])/5" office:value-type="float" office:value="12067291706" calcext:value-type="float">
            <text:p>12067291706</text:p>
          </table:table-cell>
          <table:table-cell table:formula="of:=([.N24]+[.N25]+[.N26]+[.N27]+[.N28])/5" office:value-type="float" office:value="1.96858" calcext:value-type="float">
            <text:p>1,96858</text:p>
          </table:table-cell>
          <table:table-cell table:formula="of:=([.O24]+[.O25]+[.O26]+[.O27]+[.O28])/5" office:value-type="float" office:value="1137" calcext:value-type="float">
            <text:p>1137</text:p>
          </table:table-cell>
          <table:table-cell table:formula="of:=([.P24]+[.P25]+[.P26]+[.P27]+[.P28])/5" office:value-type="float" office:value="2.97794" calcext:value-type="float">
            <text:p>2,97794</text:p>
          </table:table-cell>
          <table:table-cell table:style-name="ce1" table:formula="of:=([.Q24]+[.Q25]+[.Q26]+[.Q27]+[.Q28])/5" office:value-type="float" office:value="21401584064.4" calcext:value-type="float">
            <text:p>21401584064,4</text:p>
          </table:table-cell>
        </table:table-row>
        <table:table-row table:style-name="ro1">
          <table:table-cell table:style-name="ce1" office:value-type="string" calcext:value-type="string">
            <text:p>10% s = 2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299106" calcext:value-type="float">
            <text:p>0,299106</text:p>
          </table:table-cell>
          <table:table-cell office:value-type="float" office:value="498" calcext:value-type="float">
            <text:p>498</text:p>
          </table:table-cell>
          <table:table-cell office:value-type="float" office:value="0.418629" calcext:value-type="float">
            <text:p>0,418629</text:p>
          </table:table-cell>
          <table:table-cell table:style-name="ce1" office:value-type="float" office:value="11795096554" calcext:value-type="float">
            <text:p>11795096554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1809" calcext:value-type="float">
            <text:p>1809</text:p>
          </table:table-cell>
          <table:table-cell office:value-type="float" office:value="9.92174" calcext:value-type="float">
            <text:p>9,92174</text:p>
          </table:table-cell>
          <table:table-cell table:style-name="ce1" office:value-type="float" office:value="55935790414" calcext:value-type="float">
            <text:p>55935790414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487" calcext:value-type="float">
            <text:p>487</text:p>
          </table:table-cell>
          <table:table-cell office:value-type="float" office:value="0.570157" calcext:value-type="float">
            <text:p>0,570157</text:p>
          </table:table-cell>
          <table:table-cell table:style-name="ce1" office:value-type="float" office:value="11801519932" calcext:value-type="float">
            <text:p>11801519932</text:p>
          </table:table-cell>
          <table:table-cell office:value-type="float" office:value="2.02306" calcext:value-type="float">
            <text:p>2,02306</text:p>
          </table:table-cell>
          <table:table-cell office:value-type="float" office:value="1129" calcext:value-type="float">
            <text:p>1129</text:p>
          </table:table-cell>
          <table:table-cell office:value-type="float" office:value="2.97095" calcext:value-type="float">
            <text:p>2,97095</text:p>
          </table:table-cell>
          <table:table-cell table:style-name="ce1" office:value-type="float" office:value="18879022976" calcext:value-type="float">
            <text:p>18879022976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299106" calcext:value-type="float">
            <text:p>0,299106</text:p>
          </table:table-cell>
          <table:table-cell office:value-type="float" office:value="498" calcext:value-type="float">
            <text:p>498</text:p>
          </table:table-cell>
          <table:table-cell office:value-type="float" office:value="0.418629" calcext:value-type="float">
            <text:p>0,418629</text:p>
          </table:table-cell>
          <table:table-cell table:style-name="ce1" office:value-type="float" office:value="11413741632" calcext:value-type="float">
            <text:p>11413741632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1809" calcext:value-type="float">
            <text:p>1809</text:p>
          </table:table-cell>
          <table:table-cell office:value-type="float" office:value="9.92174" calcext:value-type="float">
            <text:p>9,92174</text:p>
          </table:table-cell>
          <table:table-cell table:style-name="ce1" office:value-type="float" office:value="56602207029" calcext:value-type="float">
            <text:p>56602207029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487" calcext:value-type="float">
            <text:p>487</text:p>
          </table:table-cell>
          <table:table-cell office:value-type="float" office:value="0.570157" calcext:value-type="float">
            <text:p>0,570157</text:p>
          </table:table-cell>
          <table:table-cell table:style-name="ce1" office:value-type="float" office:value="11736441151" calcext:value-type="float">
            <text:p>11736441151</text:p>
          </table:table-cell>
          <table:table-cell office:value-type="float" office:value="2.02306" calcext:value-type="float">
            <text:p>2,02306</text:p>
          </table:table-cell>
          <table:table-cell office:value-type="float" office:value="1129" calcext:value-type="float">
            <text:p>1129</text:p>
          </table:table-cell>
          <table:table-cell office:value-type="float" office:value="2.97095" calcext:value-type="float">
            <text:p>2,97095</text:p>
          </table:table-cell>
          <table:table-cell table:style-name="ce1" office:value-type="float" office:value="19381254449" calcext:value-type="float">
            <text:p>19381254449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299106" calcext:value-type="float">
            <text:p>0,299106</text:p>
          </table:table-cell>
          <table:table-cell office:value-type="float" office:value="498" calcext:value-type="float">
            <text:p>498</text:p>
          </table:table-cell>
          <table:table-cell office:value-type="float" office:value="0.418629" calcext:value-type="float">
            <text:p>0,418629</text:p>
          </table:table-cell>
          <table:table-cell table:style-name="ce1" office:value-type="float" office:value="11554079625" calcext:value-type="float">
            <text:p>11554079625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1809" calcext:value-type="float">
            <text:p>1809</text:p>
          </table:table-cell>
          <table:table-cell office:value-type="float" office:value="9.92174" calcext:value-type="float">
            <text:p>9,92174</text:p>
          </table:table-cell>
          <table:table-cell table:style-name="ce1" office:value-type="float" office:value="56522348133" calcext:value-type="float">
            <text:p>56522348133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487" calcext:value-type="float">
            <text:p>487</text:p>
          </table:table-cell>
          <table:table-cell office:value-type="float" office:value="0.570157" calcext:value-type="float">
            <text:p>0,570157</text:p>
          </table:table-cell>
          <table:table-cell table:style-name="ce1" office:value-type="float" office:value="11754157989" calcext:value-type="float">
            <text:p>11754157989</text:p>
          </table:table-cell>
          <table:table-cell office:value-type="float" office:value="2.02306" calcext:value-type="float">
            <text:p>2,02306</text:p>
          </table:table-cell>
          <table:table-cell office:value-type="float" office:value="1129" calcext:value-type="float">
            <text:p>1129</text:p>
          </table:table-cell>
          <table:table-cell office:value-type="float" office:value="2.97095" calcext:value-type="float">
            <text:p>2,97095</text:p>
          </table:table-cell>
          <table:table-cell table:style-name="ce1" office:value-type="float" office:value="19301636561" calcext:value-type="float">
            <text:p>19301636561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299106" calcext:value-type="float">
            <text:p>0,299106</text:p>
          </table:table-cell>
          <table:table-cell office:value-type="float" office:value="498" calcext:value-type="float">
            <text:p>498</text:p>
          </table:table-cell>
          <table:table-cell office:value-type="float" office:value="0.418629" calcext:value-type="float">
            <text:p>0,418629</text:p>
          </table:table-cell>
          <table:table-cell table:style-name="ce1" office:value-type="float" office:value="11044007265" calcext:value-type="float">
            <text:p>11044007265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1809" calcext:value-type="float">
            <text:p>1809</text:p>
          </table:table-cell>
          <table:table-cell office:value-type="float" office:value="9.92174" calcext:value-type="float">
            <text:p>9,92174</text:p>
          </table:table-cell>
          <table:table-cell table:style-name="ce1" office:value-type="float" office:value="56923057730" calcext:value-type="float">
            <text:p>56923057730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487" calcext:value-type="float">
            <text:p>487</text:p>
          </table:table-cell>
          <table:table-cell office:value-type="float" office:value="0.570157" calcext:value-type="float">
            <text:p>0,570157</text:p>
          </table:table-cell>
          <table:table-cell table:style-name="ce1" office:value-type="float" office:value="11738287978" calcext:value-type="float">
            <text:p>11738287978</text:p>
          </table:table-cell>
          <table:table-cell office:value-type="float" office:value="2.02306" calcext:value-type="float">
            <text:p>2,02306</text:p>
          </table:table-cell>
          <table:table-cell office:value-type="float" office:value="1129" calcext:value-type="float">
            <text:p>1129</text:p>
          </table:table-cell>
          <table:table-cell office:value-type="float" office:value="2.97095" calcext:value-type="float">
            <text:p>2,97095</text:p>
          </table:table-cell>
          <table:table-cell table:style-name="ce1" office:value-type="float" office:value="19303435871" calcext:value-type="float">
            <text:p>19303435871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299106" calcext:value-type="float">
            <text:p>0,299106</text:p>
          </table:table-cell>
          <table:table-cell office:value-type="float" office:value="498" calcext:value-type="float">
            <text:p>498</text:p>
          </table:table-cell>
          <table:table-cell office:value-type="float" office:value="0.418629" calcext:value-type="float">
            <text:p>0,418629</text:p>
          </table:table-cell>
          <table:table-cell table:style-name="ce1" office:value-type="float" office:value="11101629183" calcext:value-type="float">
            <text:p>11101629183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1809" calcext:value-type="float">
            <text:p>1809</text:p>
          </table:table-cell>
          <table:table-cell office:value-type="float" office:value="9.92174" calcext:value-type="float">
            <text:p>9,92174</text:p>
          </table:table-cell>
          <table:table-cell table:style-name="ce1" office:value-type="float" office:value="57374599034" calcext:value-type="float">
            <text:p>57374599034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487" calcext:value-type="float">
            <text:p>487</text:p>
          </table:table-cell>
          <table:table-cell office:value-type="float" office:value="0.570157" calcext:value-type="float">
            <text:p>0,570157</text:p>
          </table:table-cell>
          <table:table-cell table:style-name="ce1" office:value-type="float" office:value="11734015640" calcext:value-type="float">
            <text:p>11734015640</text:p>
          </table:table-cell>
          <table:table-cell office:value-type="float" office:value="2.02306" calcext:value-type="float">
            <text:p>2,02306</text:p>
          </table:table-cell>
          <table:table-cell office:value-type="float" office:value="1129" calcext:value-type="float">
            <text:p>1129</text:p>
          </table:table-cell>
          <table:table-cell office:value-type="float" office:value="2.97095" calcext:value-type="float">
            <text:p>2,97095</text:p>
          </table:table-cell>
          <table:table-cell table:style-name="ce1" office:value-type="float" office:value="19324706387" calcext:value-type="float">
            <text:p>19324706387</text:p>
          </table:table-cell>
        </table:table-row>
        <table:table-row table:style-name="ro1">
          <table:table-cell table:style-name="ce2" office:value-type="string" calcext:value-type="string">
            <text:p>Media</text:p>
          </table:table-cell>
          <table:table-cell table:style-name="ce9" table:formula="of:=([.B31]+[.B32]+[.B33]+[.B34]+[.B35])/5" office:value-type="float" office:value="0.299106" calcext:value-type="float">
            <text:p>0,299106</text:p>
          </table:table-cell>
          <table:table-cell table:style-name="ce9" table:formula="of:=([.C31]+[.C32]+[.C33]+[.C34]+[.C35])/5" office:value-type="float" office:value="498" calcext:value-type="float">
            <text:p>498</text:p>
          </table:table-cell>
          <table:table-cell table:style-name="ce9" table:formula="of:=([.D31]+[.D32]+[.D33]+[.D34]+[.D35])/5" office:value-type="float" office:value="0.418629" calcext:value-type="float">
            <text:p>0,418629</text:p>
          </table:table-cell>
          <table:table-cell table:style-name="ce2" table:formula="of:=([.E31]+[.E32]+[.E33]+[.E34]+[.E35])/5" office:value-type="float" office:value="11381710851.8" calcext:value-type="float">
            <text:p>11381710851,8</text:p>
          </table:table-cell>
          <table:table-cell table:style-name="ce9" table:formula="of:=([.F31]+[.F32]+[.F33]+[.F34]+[.F35])/5" office:value-type="float" office:value="7.48729" calcext:value-type="float">
            <text:p>7,48729</text:p>
          </table:table-cell>
          <table:table-cell table:style-name="ce9" table:formula="of:=([.G31]+[.G32]+[.G33]+[.G34]+[.G35])/5" office:value-type="float" office:value="1809" calcext:value-type="float">
            <text:p>1809</text:p>
          </table:table-cell>
          <table:table-cell table:style-name="ce9" table:formula="of:=([.H31]+[.H32]+[.H33]+[.H34]+[.H35])/5" office:value-type="float" office:value="9.92174" calcext:value-type="float">
            <text:p>9,92174</text:p>
          </table:table-cell>
          <table:table-cell table:style-name="ce2" table:formula="of:=([.I31]+[.I32]+[.I33]+[.I34]+[.I35])/5" office:value-type="float" office:value="56671600468" calcext:value-type="float">
            <text:p>56671600468</text:p>
          </table:table-cell>
          <table:table-cell table:style-name="ce9" table:formula="of:=([.J31]+[.J32]+[.J33]+[.J34]+[.J35])/5" office:value-type="float" office:value="0.409214" calcext:value-type="float">
            <text:p>0,409214</text:p>
          </table:table-cell>
          <table:table-cell table:style-name="ce9" table:formula="of:=([.K31]+[.K32]+[.K33]+[.K34]+[.K35])/5" office:value-type="float" office:value="487" calcext:value-type="float">
            <text:p>487</text:p>
          </table:table-cell>
          <table:table-cell table:style-name="ce9" table:formula="of:=([.L31]+[.L32]+[.L33]+[.L34]+[.L35])/5" office:value-type="float" office:value="0.570157" calcext:value-type="float">
            <text:p>0,570157</text:p>
          </table:table-cell>
          <table:table-cell table:style-name="ce2" table:formula="of:=([.M31]+[.M32]+[.M33]+[.M34]+[.M35])/5" office:value-type="float" office:value="11752884538" calcext:value-type="float">
            <text:p>11752884538</text:p>
          </table:table-cell>
          <table:table-cell table:style-name="ce9" table:formula="of:=([.N31]+[.N32]+[.N33]+[.N34]+[.N35])/5" office:value-type="float" office:value="2.02306" calcext:value-type="float">
            <text:p>2,02306</text:p>
          </table:table-cell>
          <table:table-cell table:style-name="ce9" table:formula="of:=([.O31]+[.O32]+[.O33]+[.O34]+[.O35])/5" office:value-type="float" office:value="1129" calcext:value-type="float">
            <text:p>1129</text:p>
          </table:table-cell>
          <table:table-cell table:style-name="ce9" table:formula="of:=([.P31]+[.P32]+[.P33]+[.P34]+[.P35])/5" office:value-type="float" office:value="2.97095" calcext:value-type="float">
            <text:p>2,97095</text:p>
          </table:table-cell>
          <table:table-cell table:style-name="ce2" table:formula="of:=([.Q31]+[.Q32]+[.Q33]+[.Q34]+[.Q35])/5" office:value-type="float" office:value="19238011248.8" calcext:value-type="float">
            <text:p>19238011248,8</text:p>
          </table:table-cell>
        </table:table-row>
        <table:table-row table:style-name="ro1">
          <table:table-cell table:style-name="ce3" office:value-type="string" calcext:value-type="string">
            <text:p>20% s = 1</text:p>
          </table:table-cell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1004" calcext:value-type="float">
            <text:p>1004</text:p>
          </table:table-cell>
          <table:table-cell office:value-type="float" office:value="0.44352" calcext:value-type="float">
            <text:p>0,44352</text:p>
          </table:table-cell>
          <table:table-cell table:style-name="ce1" office:value-type="float" office:value="12757190437" calcext:value-type="float">
            <text:p>12757190437</text:p>
          </table:table-cell>
          <table:table-cell office:value-type="float" office:value="7.47735" calcext:value-type="float">
            <text:p>7,47735</text:p>
          </table:table-cell>
          <table:table-cell office:value-type="float" office:value="3612" calcext:value-type="float">
            <text:p>3612</text:p>
          </table:table-cell>
          <table:table-cell office:value-type="float" office:value="9.95384" calcext:value-type="float">
            <text:p>9,95384</text:p>
          </table:table-cell>
          <table:table-cell table:style-name="ce1" office:value-type="float" office:value="63115253352" calcext:value-type="float">
            <text:p>63115253352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997" calcext:value-type="float">
            <text:p>997</text:p>
          </table:table-cell>
          <table:table-cell office:value-type="float" office:value="0.607846" calcext:value-type="float">
            <text:p>0,607846</text:p>
          </table:table-cell>
          <table:table-cell table:style-name="ce1" office:value-type="float" office:value="12968557422" calcext:value-type="float">
            <text:p>12968557422</text:p>
          </table:table-cell>
          <table:table-cell office:value-type="float" office:value="2.04535" calcext:value-type="float">
            <text:p>2,04535</text:p>
          </table:table-cell>
          <table:table-cell office:value-type="float" office:value="2295" calcext:value-type="float">
            <text:p>2295</text:p>
          </table:table-cell>
          <table:table-cell office:value-type="float" office:value="3.2229" calcext:value-type="float">
            <text:p>3,2229</text:p>
          </table:table-cell>
          <table:table-cell table:style-name="ce1" office:value-type="float" office:value="21350119490" calcext:value-type="float">
            <text:p>21350119490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1004" calcext:value-type="float">
            <text:p>1004</text:p>
          </table:table-cell>
          <table:table-cell office:value-type="float" office:value="0.44352" calcext:value-type="float">
            <text:p>0,44352</text:p>
          </table:table-cell>
          <table:table-cell table:style-name="ce1" office:value-type="float" office:value="12613142368" calcext:value-type="float">
            <text:p>12613142368</text:p>
          </table:table-cell>
          <table:table-cell office:value-type="float" office:value="7.47735" calcext:value-type="float">
            <text:p>7,47735</text:p>
          </table:table-cell>
          <table:table-cell office:value-type="float" office:value="3612" calcext:value-type="float">
            <text:p>3612</text:p>
          </table:table-cell>
          <table:table-cell office:value-type="float" office:value="9.95384" calcext:value-type="float">
            <text:p>9,95384</text:p>
          </table:table-cell>
          <table:table-cell table:style-name="ce1" office:value-type="float" office:value="62682585907" calcext:value-type="float">
            <text:p>62682585907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997" calcext:value-type="float">
            <text:p>997</text:p>
          </table:table-cell>
          <table:table-cell office:value-type="float" office:value="0.607846" calcext:value-type="float">
            <text:p>0,607846</text:p>
          </table:table-cell>
          <table:table-cell table:style-name="ce1" office:value-type="float" office:value="12831592054" calcext:value-type="float">
            <text:p>12831592054</text:p>
          </table:table-cell>
          <table:table-cell office:value-type="float" office:value="2.04535" calcext:value-type="float">
            <text:p>2,04535</text:p>
          </table:table-cell>
          <table:table-cell office:value-type="float" office:value="2295" calcext:value-type="float">
            <text:p>2295</text:p>
          </table:table-cell>
          <table:table-cell office:value-type="float" office:value="3.2229" calcext:value-type="float">
            <text:p>3,2229</text:p>
          </table:table-cell>
          <table:table-cell table:style-name="ce1" office:value-type="float" office:value="21159607507" calcext:value-type="float">
            <text:p>21159607507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1004" calcext:value-type="float">
            <text:p>1004</text:p>
          </table:table-cell>
          <table:table-cell office:value-type="float" office:value="0.44352" calcext:value-type="float">
            <text:p>0,44352</text:p>
          </table:table-cell>
          <table:table-cell table:style-name="ce1" office:value-type="float" office:value="13186092788" calcext:value-type="float">
            <text:p>13186092788</text:p>
          </table:table-cell>
          <table:table-cell office:value-type="float" office:value="7.47735" calcext:value-type="float">
            <text:p>7,47735</text:p>
          </table:table-cell>
          <table:table-cell office:value-type="float" office:value="3612" calcext:value-type="float">
            <text:p>3612</text:p>
          </table:table-cell>
          <table:table-cell office:value-type="float" office:value="9.95384" calcext:value-type="float">
            <text:p>9,95384</text:p>
          </table:table-cell>
          <table:table-cell table:style-name="ce1" office:value-type="float" office:value="61503658055" calcext:value-type="float">
            <text:p>61503658055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997" calcext:value-type="float">
            <text:p>997</text:p>
          </table:table-cell>
          <table:table-cell office:value-type="float" office:value="0.607846" calcext:value-type="float">
            <text:p>0,607846</text:p>
          </table:table-cell>
          <table:table-cell table:style-name="ce1" office:value-type="float" office:value="12830414587" calcext:value-type="float">
            <text:p>12830414587</text:p>
          </table:table-cell>
          <table:table-cell office:value-type="float" office:value="2.04535" calcext:value-type="float">
            <text:p>2,04535</text:p>
          </table:table-cell>
          <table:table-cell office:value-type="float" office:value="2295" calcext:value-type="float">
            <text:p>2295</text:p>
          </table:table-cell>
          <table:table-cell office:value-type="float" office:value="3.2229" calcext:value-type="float">
            <text:p>3,2229</text:p>
          </table:table-cell>
          <table:table-cell table:style-name="ce1" office:value-type="float" office:value="21277787018" calcext:value-type="float">
            <text:p>21277787018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1004" calcext:value-type="float">
            <text:p>1004</text:p>
          </table:table-cell>
          <table:table-cell office:value-type="float" office:value="0.44352" calcext:value-type="float">
            <text:p>0,44352</text:p>
          </table:table-cell>
          <table:table-cell table:style-name="ce1" office:value-type="float" office:value="13328493519" calcext:value-type="float">
            <text:p>13328493519</text:p>
          </table:table-cell>
          <table:table-cell office:value-type="float" office:value="7.47735" calcext:value-type="float">
            <text:p>7,47735</text:p>
          </table:table-cell>
          <table:table-cell office:value-type="float" office:value="3612" calcext:value-type="float">
            <text:p>3612</text:p>
          </table:table-cell>
          <table:table-cell office:value-type="float" office:value="9.95384" calcext:value-type="float">
            <text:p>9,95384</text:p>
          </table:table-cell>
          <table:table-cell table:style-name="ce1" office:value-type="float" office:value="55956042268" calcext:value-type="float">
            <text:p>55956042268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997" calcext:value-type="float">
            <text:p>997</text:p>
          </table:table-cell>
          <table:table-cell office:value-type="float" office:value="0.607846" calcext:value-type="float">
            <text:p>0,607846</text:p>
          </table:table-cell>
          <table:table-cell table:style-name="ce1" office:value-type="float" office:value="12852402590" calcext:value-type="float">
            <text:p>12852402590</text:p>
          </table:table-cell>
          <table:table-cell office:value-type="float" office:value="2.04535" calcext:value-type="float">
            <text:p>2,04535</text:p>
          </table:table-cell>
          <table:table-cell office:value-type="float" office:value="2295" calcext:value-type="float">
            <text:p>2295</text:p>
          </table:table-cell>
          <table:table-cell office:value-type="float" office:value="3.2229" calcext:value-type="float">
            <text:p>3,2229</text:p>
          </table:table-cell>
          <table:table-cell table:style-name="ce1" office:value-type="float" office:value="21353848484" calcext:value-type="float">
            <text:p>21353848484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1004" calcext:value-type="float">
            <text:p>1004</text:p>
          </table:table-cell>
          <table:table-cell office:value-type="float" office:value="0.44352" calcext:value-type="float">
            <text:p>0,44352</text:p>
          </table:table-cell>
          <table:table-cell table:style-name="ce1" office:value-type="float" office:value="13438033645" calcext:value-type="float">
            <text:p>13438033645</text:p>
          </table:table-cell>
          <table:table-cell office:value-type="float" office:value="7.47735" calcext:value-type="float">
            <text:p>7,47735</text:p>
          </table:table-cell>
          <table:table-cell office:value-type="float" office:value="3612" calcext:value-type="float">
            <text:p>3612</text:p>
          </table:table-cell>
          <table:table-cell office:value-type="float" office:value="9.95384" calcext:value-type="float">
            <text:p>9,95384</text:p>
          </table:table-cell>
          <table:table-cell table:style-name="ce1" office:value-type="float" office:value="64674927179" calcext:value-type="float">
            <text:p>64674927179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997" calcext:value-type="float">
            <text:p>997</text:p>
          </table:table-cell>
          <table:table-cell office:value-type="float" office:value="0.607846" calcext:value-type="float">
            <text:p>0,607846</text:p>
          </table:table-cell>
          <table:table-cell table:style-name="ce1" office:value-type="float" office:value="12878766205" calcext:value-type="float">
            <text:p>12878766205</text:p>
          </table:table-cell>
          <table:table-cell office:value-type="float" office:value="2.04535" calcext:value-type="float">
            <text:p>2,04535</text:p>
          </table:table-cell>
          <table:table-cell office:value-type="float" office:value="2295" calcext:value-type="float">
            <text:p>2295</text:p>
          </table:table-cell>
          <table:table-cell office:value-type="float" office:value="3.2229" calcext:value-type="float">
            <text:p>3,2229</text:p>
          </table:table-cell>
          <table:table-cell table:style-name="ce1" office:value-type="float" office:value="21525031377" calcext:value-type="float">
            <text:p>21525031377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38]+[.B39]+[.B40]+[.B41]+[.B42])/5" office:value-type="float" office:value="0.303024" calcext:value-type="float">
            <text:p>0,303024</text:p>
          </table:table-cell>
          <table:table-cell table:formula="of:=([.C38]+[.C39]+[.C40]+[.C41]+[.C42])/5" office:value-type="float" office:value="1004" calcext:value-type="float">
            <text:p>1004</text:p>
          </table:table-cell>
          <table:table-cell table:formula="of:=([.D38]+[.D39]+[.D40]+[.D41]+[.D42])/5" office:value-type="float" office:value="0.44352" calcext:value-type="float">
            <text:p>0,44352</text:p>
          </table:table-cell>
          <table:table-cell table:style-name="ce1" table:formula="of:=([.E38]+[.E39]+[.E40]+[.E41]+[.E42])/5" office:value-type="float" office:value="13064590551.4" calcext:value-type="float">
            <text:p>13064590551,4</text:p>
          </table:table-cell>
          <table:table-cell table:formula="of:=([.F38]+[.F39]+[.F40]+[.F41]+[.F42])/5" office:value-type="float" office:value="7.47735" calcext:value-type="float">
            <text:p>7,47735</text:p>
          </table:table-cell>
          <table:table-cell table:formula="of:=([.G38]+[.G39]+[.G40]+[.G41]+[.G42])/5" office:value-type="float" office:value="3612" calcext:value-type="float">
            <text:p>3612</text:p>
          </table:table-cell>
          <table:table-cell table:formula="of:=([.H38]+[.H39]+[.H40]+[.H41]+[.H42])/5" office:value-type="float" office:value="9.95384" calcext:value-type="float">
            <text:p>9,95384</text:p>
          </table:table-cell>
          <table:table-cell table:style-name="ce1" table:formula="of:=([.I38]+[.I39]+[.I40]+[.I41]+[.I42])/5" office:value-type="float" office:value="61586493352.2" calcext:value-type="float">
            <text:p>61586493352,2</text:p>
          </table:table-cell>
          <table:table-cell table:formula="of:=([.J38]+[.J39]+[.J40]+[.J41]+[.J42])/5" office:value-type="float" office:value="0.414587" calcext:value-type="float">
            <text:p>0,414587</text:p>
          </table:table-cell>
          <table:table-cell table:formula="of:=([.K38]+[.K39]+[.K40]+[.K41]+[.K42])/5" office:value-type="float" office:value="997" calcext:value-type="float">
            <text:p>997</text:p>
          </table:table-cell>
          <table:table-cell table:formula="of:=([.L38]+[.L39]+[.L40]+[.L41]+[.L42])/5" office:value-type="float" office:value="0.607846" calcext:value-type="float">
            <text:p>0,607846</text:p>
          </table:table-cell>
          <table:table-cell table:style-name="ce1" table:formula="of:=([.M38]+[.M39]+[.M40]+[.M41]+[.M42])/5" office:value-type="float" office:value="12872346571.6" calcext:value-type="float">
            <text:p>12872346571,6</text:p>
          </table:table-cell>
          <table:table-cell table:formula="of:=([.N38]+[.N39]+[.N40]+[.N41]+[.N42])/5" office:value-type="float" office:value="2.04535" calcext:value-type="float">
            <text:p>2,04535</text:p>
          </table:table-cell>
          <table:table-cell table:formula="of:=([.O38]+[.O39]+[.O40]+[.O41]+[.O42])/5" office:value-type="float" office:value="2295" calcext:value-type="float">
            <text:p>2295</text:p>
          </table:table-cell>
          <table:table-cell table:formula="of:=([.P38]+[.P39]+[.P40]+[.P41]+[.P42])/5" office:value-type="float" office:value="3.2229" calcext:value-type="float">
            <text:p>3,2229</text:p>
          </table:table-cell>
          <table:table-cell table:style-name="ce1" table:formula="of:=([.Q38]+[.Q39]+[.Q40]+[.Q41]+[.Q42])/5" office:value-type="float" office:value="21333278775.2" calcext:value-type="float">
            <text:p>21333278775,2</text:p>
          </table:table-cell>
        </table:table-row>
        <table:table-row table:style-name="ro1">
          <table:table-cell table:style-name="ce4" office:value-type="string" calcext:value-type="string">
            <text:p>20% s = 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303472" calcext:value-type="float">
            <text:p>0,303472</text:p>
          </table:table-cell>
          <table:table-cell office:value-type="float" office:value="946" calcext:value-type="float">
            <text:p>946</text:p>
          </table:table-cell>
          <table:table-cell office:value-type="float" office:value="0.439954" calcext:value-type="float">
            <text:p>0,439954</text:p>
          </table:table-cell>
          <table:table-cell table:style-name="ce1" office:value-type="float" office:value="13444207191" calcext:value-type="float">
            <text:p>13444207191</text:p>
          </table:table-cell>
          <table:table-cell office:value-type="float" office:value="7.50967" calcext:value-type="float">
            <text:p>7,50967</text:p>
          </table:table-cell>
          <table:table-cell office:value-type="float" office:value="3548" calcext:value-type="float">
            <text:p>3548</text:p>
          </table:table-cell>
          <table:table-cell office:value-type="float" office:value="9.96506" calcext:value-type="float">
            <text:p>9,96506</text:p>
          </table:table-cell>
          <table:table-cell table:style-name="ce1" office:value-type="float" office:value="65678533341" calcext:value-type="float">
            <text:p>65678533341</text:p>
          </table:table-cell>
          <table:table-cell office:value-type="float" office:value="0.406012" calcext:value-type="float">
            <text:p>0,406012</text:p>
          </table:table-cell>
          <table:table-cell office:value-type="float" office:value="1008" calcext:value-type="float">
            <text:p>1008</text:p>
          </table:table-cell>
          <table:table-cell office:value-type="float" office:value="0.588827" calcext:value-type="float">
            <text:p>0,588827</text:p>
          </table:table-cell>
          <table:table-cell table:style-name="ce1" office:value-type="float" office:value="12833557349" calcext:value-type="float">
            <text:p>12833557349</text:p>
          </table:table-cell>
          <table:table-cell office:value-type="float" office:value="1.99447" calcext:value-type="float">
            <text:p>1,99447</text:p>
          </table:table-cell>
          <table:table-cell office:value-type="float" office:value="2323" calcext:value-type="float">
            <text:p>2323</text:p>
          </table:table-cell>
          <table:table-cell office:value-type="float" office:value="2.98634" calcext:value-type="float">
            <text:p>2,98634</text:p>
          </table:table-cell>
          <table:table-cell table:style-name="ce1" office:value-type="float" office:value="21441047477" calcext:value-type="float">
            <text:p>21441047477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303472" calcext:value-type="float">
            <text:p>0,303472</text:p>
          </table:table-cell>
          <table:table-cell office:value-type="float" office:value="946" calcext:value-type="float">
            <text:p>946</text:p>
          </table:table-cell>
          <table:table-cell office:value-type="float" office:value="0.439954" calcext:value-type="float">
            <text:p>0,439954</text:p>
          </table:table-cell>
          <table:table-cell table:style-name="ce1" office:value-type="float" office:value="13397195990" calcext:value-type="float">
            <text:p>13397195990</text:p>
          </table:table-cell>
          <table:table-cell office:value-type="float" office:value="7.50967" calcext:value-type="float">
            <text:p>7,50967</text:p>
          </table:table-cell>
          <table:table-cell office:value-type="float" office:value="3548" calcext:value-type="float">
            <text:p>3548</text:p>
          </table:table-cell>
          <table:table-cell office:value-type="float" office:value="9.96506" calcext:value-type="float">
            <text:p>9,96506</text:p>
          </table:table-cell>
          <table:table-cell table:style-name="ce1" office:value-type="float" office:value="64758824081" calcext:value-type="float">
            <text:p>64758824081</text:p>
          </table:table-cell>
          <table:table-cell office:value-type="float" office:value="0.406012" calcext:value-type="float">
            <text:p>0,406012</text:p>
          </table:table-cell>
          <table:table-cell office:value-type="float" office:value="1008" calcext:value-type="float">
            <text:p>1008</text:p>
          </table:table-cell>
          <table:table-cell office:value-type="float" office:value="0.588827" calcext:value-type="float">
            <text:p>0,588827</text:p>
          </table:table-cell>
          <table:table-cell table:style-name="ce1" office:value-type="float" office:value="12851378612" calcext:value-type="float">
            <text:p>12851378612</text:p>
          </table:table-cell>
          <table:table-cell office:value-type="float" office:value="1.99447" calcext:value-type="float">
            <text:p>1,99447</text:p>
          </table:table-cell>
          <table:table-cell office:value-type="float" office:value="2323" calcext:value-type="float">
            <text:p>2323</text:p>
          </table:table-cell>
          <table:table-cell office:value-type="float" office:value="2.98634" calcext:value-type="float">
            <text:p>2,98634</text:p>
          </table:table-cell>
          <table:table-cell table:style-name="ce1" office:value-type="float" office:value="21399959613" calcext:value-type="float">
            <text:p>21399959613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303472" calcext:value-type="float">
            <text:p>0,303472</text:p>
          </table:table-cell>
          <table:table-cell office:value-type="float" office:value="946" calcext:value-type="float">
            <text:p>946</text:p>
          </table:table-cell>
          <table:table-cell office:value-type="float" office:value="0.439954" calcext:value-type="float">
            <text:p>0,439954</text:p>
          </table:table-cell>
          <table:table-cell table:style-name="ce1" office:value-type="float" office:value="13425229047" calcext:value-type="float">
            <text:p>13425229047</text:p>
          </table:table-cell>
          <table:table-cell office:value-type="float" office:value="7.50967" calcext:value-type="float">
            <text:p>7,50967</text:p>
          </table:table-cell>
          <table:table-cell office:value-type="float" office:value="3548" calcext:value-type="float">
            <text:p>3548</text:p>
          </table:table-cell>
          <table:table-cell office:value-type="float" office:value="9.96506" calcext:value-type="float">
            <text:p>9,96506</text:p>
          </table:table-cell>
          <table:table-cell table:style-name="ce1" office:value-type="float" office:value="64483057701" calcext:value-type="float">
            <text:p>64483057701</text:p>
          </table:table-cell>
          <table:table-cell office:value-type="float" office:value="0.406012" calcext:value-type="float">
            <text:p>0,406012</text:p>
          </table:table-cell>
          <table:table-cell office:value-type="float" office:value="1008" calcext:value-type="float">
            <text:p>1008</text:p>
          </table:table-cell>
          <table:table-cell office:value-type="float" office:value="0.588827" calcext:value-type="float">
            <text:p>0,588827</text:p>
          </table:table-cell>
          <table:table-cell table:style-name="ce1" office:value-type="float" office:value="12871244502" calcext:value-type="float">
            <text:p>12871244502</text:p>
          </table:table-cell>
          <table:table-cell office:value-type="float" office:value="1.99447" calcext:value-type="float">
            <text:p>1,99447</text:p>
          </table:table-cell>
          <table:table-cell office:value-type="float" office:value="2323" calcext:value-type="float">
            <text:p>2323</text:p>
          </table:table-cell>
          <table:table-cell office:value-type="float" office:value="2.98634" calcext:value-type="float">
            <text:p>2,98634</text:p>
          </table:table-cell>
          <table:table-cell table:style-name="ce1" office:value-type="float" office:value="21451393438" calcext:value-type="float">
            <text:p>21451393438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303472" calcext:value-type="float">
            <text:p>0,303472</text:p>
          </table:table-cell>
          <table:table-cell office:value-type="float" office:value="946" calcext:value-type="float">
            <text:p>946</text:p>
          </table:table-cell>
          <table:table-cell office:value-type="float" office:value="0.439954" calcext:value-type="float">
            <text:p>0,439954</text:p>
          </table:table-cell>
          <table:table-cell table:style-name="ce1" office:value-type="float" office:value="13467950120" calcext:value-type="float">
            <text:p>13467950120</text:p>
          </table:table-cell>
          <table:table-cell office:value-type="float" office:value="7.50967" calcext:value-type="float">
            <text:p>7,50967</text:p>
          </table:table-cell>
          <table:table-cell office:value-type="float" office:value="3548" calcext:value-type="float">
            <text:p>3548</text:p>
          </table:table-cell>
          <table:table-cell office:value-type="float" office:value="9.96506" calcext:value-type="float">
            <text:p>9,96506</text:p>
          </table:table-cell>
          <table:table-cell table:style-name="ce1" office:value-type="float" office:value="64797106252" calcext:value-type="float">
            <text:p>64797106252</text:p>
          </table:table-cell>
          <table:table-cell office:value-type="float" office:value="0.406012" calcext:value-type="float">
            <text:p>0,406012</text:p>
          </table:table-cell>
          <table:table-cell office:value-type="float" office:value="1008" calcext:value-type="float">
            <text:p>1008</text:p>
          </table:table-cell>
          <table:table-cell office:value-type="float" office:value="0.588827" calcext:value-type="float">
            <text:p>0,588827</text:p>
          </table:table-cell>
          <table:table-cell table:style-name="ce1" office:value-type="float" office:value="12821403011" calcext:value-type="float">
            <text:p>12821403011</text:p>
          </table:table-cell>
          <table:table-cell office:value-type="float" office:value="1.99447" calcext:value-type="float">
            <text:p>1,99447</text:p>
          </table:table-cell>
          <table:table-cell office:value-type="float" office:value="2323" calcext:value-type="float">
            <text:p>2323</text:p>
          </table:table-cell>
          <table:table-cell office:value-type="float" office:value="2.98634" calcext:value-type="float">
            <text:p>2,98634</text:p>
          </table:table-cell>
          <table:table-cell table:style-name="ce1" office:value-type="float" office:value="21477449258" calcext:value-type="float">
            <text:p>21477449258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303472" calcext:value-type="float">
            <text:p>0,303472</text:p>
          </table:table-cell>
          <table:table-cell office:value-type="float" office:value="946" calcext:value-type="float">
            <text:p>946</text:p>
          </table:table-cell>
          <table:table-cell office:value-type="float" office:value="0.439954" calcext:value-type="float">
            <text:p>0,439954</text:p>
          </table:table-cell>
          <table:table-cell table:style-name="ce1" office:value-type="float" office:value="13448961857" calcext:value-type="float">
            <text:p>13448961857</text:p>
          </table:table-cell>
          <table:table-cell office:value-type="float" office:value="7.50967" calcext:value-type="float">
            <text:p>7,50967</text:p>
          </table:table-cell>
          <table:table-cell office:value-type="float" office:value="3548" calcext:value-type="float">
            <text:p>3548</text:p>
          </table:table-cell>
          <table:table-cell office:value-type="float" office:value="9.96506" calcext:value-type="float">
            <text:p>9,96506</text:p>
          </table:table-cell>
          <table:table-cell table:style-name="ce1" office:value-type="float" office:value="64304386788" calcext:value-type="float">
            <text:p>64304386788</text:p>
          </table:table-cell>
          <table:table-cell office:value-type="float" office:value="0.406012" calcext:value-type="float">
            <text:p>0,406012</text:p>
          </table:table-cell>
          <table:table-cell office:value-type="float" office:value="1008" calcext:value-type="float">
            <text:p>1008</text:p>
          </table:table-cell>
          <table:table-cell office:value-type="float" office:value="0.588827" calcext:value-type="float">
            <text:p>0,588827</text:p>
          </table:table-cell>
          <table:table-cell table:style-name="ce1" office:value-type="float" office:value="12859659555" calcext:value-type="float">
            <text:p>12859659555</text:p>
          </table:table-cell>
          <table:table-cell office:value-type="float" office:value="1.99447" calcext:value-type="float">
            <text:p>1,99447</text:p>
          </table:table-cell>
          <table:table-cell office:value-type="float" office:value="2323" calcext:value-type="float">
            <text:p>2323</text:p>
          </table:table-cell>
          <table:table-cell office:value-type="float" office:value="2.98634" calcext:value-type="float">
            <text:p>2,98634</text:p>
          </table:table-cell>
          <table:table-cell table:style-name="ce1" office:value-type="float" office:value="21511790915" calcext:value-type="float">
            <text:p>21511790915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45]+[.B46]+[.B47]+[.B48]+[.B49])/5" office:value-type="float" office:value="0.303472" calcext:value-type="float">
            <text:p>0,303472</text:p>
          </table:table-cell>
          <table:table-cell table:formula="of:=([.C45]+[.C46]+[.C47]+[.C48]+[.C49])/5" office:value-type="float" office:value="946" calcext:value-type="float">
            <text:p>946</text:p>
          </table:table-cell>
          <table:table-cell table:formula="of:=([.D45]+[.D46]+[.D47]+[.D48]+[.D49])/5" office:value-type="float" office:value="0.439954" calcext:value-type="float">
            <text:p>0,439954</text:p>
          </table:table-cell>
          <table:table-cell table:style-name="ce1" table:formula="of:=([.E45]+[.E46]+[.E47]+[.E48]+[.E49])/5" office:value-type="float" office:value="13436708841" calcext:value-type="float">
            <text:p>13436708841</text:p>
          </table:table-cell>
          <table:table-cell table:formula="of:=([.F45]+[.F46]+[.F47]+[.F48]+[.F49])/5" office:value-type="float" office:value="7.50967" calcext:value-type="float">
            <text:p>7,50967</text:p>
          </table:table-cell>
          <table:table-cell table:formula="of:=([.G45]+[.G46]+[.G47]+[.G48]+[.G49])/5" office:value-type="float" office:value="3548" calcext:value-type="float">
            <text:p>3548</text:p>
          </table:table-cell>
          <table:table-cell table:formula="of:=([.H45]+[.H46]+[.H47]+[.H48]+[.H49])/5" office:value-type="float" office:value="9.96506" calcext:value-type="float">
            <text:p>9,96506</text:p>
          </table:table-cell>
          <table:table-cell table:style-name="ce1" table:formula="of:=([.I45]+[.I46]+[.I47]+[.I48]+[.I49])/5" office:value-type="float" office:value="64804381632.6" calcext:value-type="float">
            <text:p>64804381632,6</text:p>
          </table:table-cell>
          <table:table-cell table:formula="of:=([.J45]+[.J46]+[.J47]+[.J48]+[.J49])/5" office:value-type="float" office:value="0.406012" calcext:value-type="float">
            <text:p>0,406012</text:p>
          </table:table-cell>
          <table:table-cell table:formula="of:=([.K45]+[.K46]+[.K47]+[.K48]+[.K49])/5" office:value-type="float" office:value="1008" calcext:value-type="float">
            <text:p>1008</text:p>
          </table:table-cell>
          <table:table-cell table:formula="of:=([.L45]+[.L46]+[.L47]+[.L48]+[.L49])/5" office:value-type="float" office:value="0.588827" calcext:value-type="float">
            <text:p>0,588827</text:p>
          </table:table-cell>
          <table:table-cell table:style-name="ce1" table:formula="of:=([.M45]+[.M46]+[.M47]+[.M48]+[.M49])/5" office:value-type="float" office:value="12847448605.8" calcext:value-type="float">
            <text:p>12847448605,8</text:p>
          </table:table-cell>
          <table:table-cell table:formula="of:=([.N45]+[.N46]+[.N47]+[.N48]+[.N49])/5" office:value-type="float" office:value="1.99447" calcext:value-type="float">
            <text:p>1,99447</text:p>
          </table:table-cell>
          <table:table-cell table:formula="of:=([.O45]+[.O46]+[.O47]+[.O48]+[.O49])/5" office:value-type="float" office:value="2323" calcext:value-type="float">
            <text:p>2323</text:p>
          </table:table-cell>
          <table:table-cell table:formula="of:=([.P45]+[.P46]+[.P47]+[.P48]+[.P49])/5" office:value-type="float" office:value="2.98634" calcext:value-type="float">
            <text:p>2,98634</text:p>
          </table:table-cell>
          <table:table-cell table:style-name="ce1" table:formula="of:=([.Q45]+[.Q46]+[.Q47]+[.Q48]+[.Q49])/5" office:value-type="float" office:value="21456328140.2" calcext:value-type="float">
            <text:p>21456328140,2</text:p>
          </table:table-cell>
        </table:table-row>
        <table:table-row table:style-name="ro1">
          <table:table-cell table:style-name="ce4" office:value-type="string" calcext:value-type="string">
            <text:p>20% s = 1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992" calcext:value-type="float">
            <text:p>992</text:p>
          </table:table-cell>
          <table:table-cell office:value-type="float" office:value="0.45089" calcext:value-type="float">
            <text:p>0,45089</text:p>
          </table:table-cell>
          <table:table-cell table:style-name="ce1" office:value-type="float" office:value="13417125901" calcext:value-type="float">
            <text:p>13417125901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3655" calcext:value-type="float">
            <text:p>3655</text:p>
          </table:table-cell>
          <table:table-cell office:value-type="float" office:value="9.91985" calcext:value-type="float">
            <text:p>9,91985</text:p>
          </table:table-cell>
          <table:table-cell table:style-name="ce1" office:value-type="float" office:value="64307943268" calcext:value-type="float">
            <text:p>64307943268</text:p>
          </table:table-cell>
          <table:table-cell office:value-type="float" office:value="0.410263" calcext:value-type="float">
            <text:p>0,410263</text:p>
          </table:table-cell>
          <table:table-cell office:value-type="float" office:value="1029" calcext:value-type="float">
            <text:p>1029</text:p>
          </table:table-cell>
          <table:table-cell office:value-type="float" office:value="0.596457" calcext:value-type="float">
            <text:p>0,596457</text:p>
          </table:table-cell>
          <table:table-cell table:style-name="ce1" office:value-type="float" office:value="12826928900" calcext:value-type="float">
            <text:p>12826928900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2312" calcext:value-type="float">
            <text:p>2312</text:p>
          </table:table-cell>
          <table:table-cell office:value-type="float" office:value="3.01179" calcext:value-type="float">
            <text:p>3,01179</text:p>
          </table:table-cell>
          <table:table-cell table:style-name="ce1" office:value-type="float" office:value="21649799191" calcext:value-type="float">
            <text:p>21649799191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992" calcext:value-type="float">
            <text:p>992</text:p>
          </table:table-cell>
          <table:table-cell office:value-type="float" office:value="0.45089" calcext:value-type="float">
            <text:p>0,45089</text:p>
          </table:table-cell>
          <table:table-cell table:style-name="ce1" office:value-type="float" office:value="13432646092" calcext:value-type="float">
            <text:p>13432646092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3655" calcext:value-type="float">
            <text:p>3655</text:p>
          </table:table-cell>
          <table:table-cell office:value-type="float" office:value="9.91985" calcext:value-type="float">
            <text:p>9,91985</text:p>
          </table:table-cell>
          <table:table-cell table:style-name="ce1" office:value-type="float" office:value="64785303732" calcext:value-type="float">
            <text:p>64785303732</text:p>
          </table:table-cell>
          <table:table-cell office:value-type="float" office:value="0.410263" calcext:value-type="float">
            <text:p>0,410263</text:p>
          </table:table-cell>
          <table:table-cell office:value-type="float" office:value="1029" calcext:value-type="float">
            <text:p>1029</text:p>
          </table:table-cell>
          <table:table-cell office:value-type="float" office:value="0.596457" calcext:value-type="float">
            <text:p>0,596457</text:p>
          </table:table-cell>
          <table:table-cell table:style-name="ce1" office:value-type="float" office:value="12864617625" calcext:value-type="float">
            <text:p>12864617625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2312" calcext:value-type="float">
            <text:p>2312</text:p>
          </table:table-cell>
          <table:table-cell office:value-type="float" office:value="3.01179" calcext:value-type="float">
            <text:p>3,01179</text:p>
          </table:table-cell>
          <table:table-cell table:style-name="ce1" office:value-type="float" office:value="21607878673" calcext:value-type="float">
            <text:p>21607878673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992" calcext:value-type="float">
            <text:p>992</text:p>
          </table:table-cell>
          <table:table-cell office:value-type="float" office:value="0.45089" calcext:value-type="float">
            <text:p>0,45089</text:p>
          </table:table-cell>
          <table:table-cell table:style-name="ce1" office:value-type="float" office:value="13396732293" calcext:value-type="float">
            <text:p>13396732293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3655" calcext:value-type="float">
            <text:p>3655</text:p>
          </table:table-cell>
          <table:table-cell office:value-type="float" office:value="9.91985" calcext:value-type="float">
            <text:p>9,91985</text:p>
          </table:table-cell>
          <table:table-cell table:style-name="ce1" office:value-type="float" office:value="64448848030" calcext:value-type="float">
            <text:p>64448848030</text:p>
          </table:table-cell>
          <table:table-cell office:value-type="float" office:value="0.410263" calcext:value-type="float">
            <text:p>0,410263</text:p>
          </table:table-cell>
          <table:table-cell office:value-type="float" office:value="1029" calcext:value-type="float">
            <text:p>1029</text:p>
          </table:table-cell>
          <table:table-cell office:value-type="float" office:value="0.596457" calcext:value-type="float">
            <text:p>0,596457</text:p>
          </table:table-cell>
          <table:table-cell table:style-name="ce1" office:value-type="float" office:value="12857860595" calcext:value-type="float">
            <text:p>12857860595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2312" calcext:value-type="float">
            <text:p>2312</text:p>
          </table:table-cell>
          <table:table-cell office:value-type="float" office:value="3.01179" calcext:value-type="float">
            <text:p>3,01179</text:p>
          </table:table-cell>
          <table:table-cell table:style-name="ce1" office:value-type="float" office:value="21561747708" calcext:value-type="float">
            <text:p>21561747708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992" calcext:value-type="float">
            <text:p>992</text:p>
          </table:table-cell>
          <table:table-cell office:value-type="float" office:value="0.45089" calcext:value-type="float">
            <text:p>0,45089</text:p>
          </table:table-cell>
          <table:table-cell table:style-name="ce1" office:value-type="float" office:value="13420338667" calcext:value-type="float">
            <text:p>13420338667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3655" calcext:value-type="float">
            <text:p>3655</text:p>
          </table:table-cell>
          <table:table-cell office:value-type="float" office:value="9.91985" calcext:value-type="float">
            <text:p>9,91985</text:p>
          </table:table-cell>
          <table:table-cell table:style-name="ce1" office:value-type="float" office:value="64529463909" calcext:value-type="float">
            <text:p>64529463909</text:p>
          </table:table-cell>
          <table:table-cell office:value-type="float" office:value="0.410263" calcext:value-type="float">
            <text:p>0,410263</text:p>
          </table:table-cell>
          <table:table-cell office:value-type="float" office:value="1029" calcext:value-type="float">
            <text:p>1029</text:p>
          </table:table-cell>
          <table:table-cell office:value-type="float" office:value="0.596457" calcext:value-type="float">
            <text:p>0,596457</text:p>
          </table:table-cell>
          <table:table-cell table:style-name="ce1" office:value-type="float" office:value="12850327732" calcext:value-type="float">
            <text:p>12850327732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2312" calcext:value-type="float">
            <text:p>2312</text:p>
          </table:table-cell>
          <table:table-cell office:value-type="float" office:value="3.01179" calcext:value-type="float">
            <text:p>3,01179</text:p>
          </table:table-cell>
          <table:table-cell table:style-name="ce1" office:value-type="float" office:value="21537843596" calcext:value-type="float">
            <text:p>21537843596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992" calcext:value-type="float">
            <text:p>992</text:p>
          </table:table-cell>
          <table:table-cell office:value-type="float" office:value="0.45089" calcext:value-type="float">
            <text:p>0,45089</text:p>
          </table:table-cell>
          <table:table-cell table:style-name="ce1" office:value-type="float" office:value="13396395508" calcext:value-type="float">
            <text:p>13396395508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3655" calcext:value-type="float">
            <text:p>3655</text:p>
          </table:table-cell>
          <table:table-cell office:value-type="float" office:value="9.91985" calcext:value-type="float">
            <text:p>9,91985</text:p>
          </table:table-cell>
          <table:table-cell table:style-name="ce1" office:value-type="float" office:value="64145648611" calcext:value-type="float">
            <text:p>64145648611</text:p>
          </table:table-cell>
          <table:table-cell office:value-type="float" office:value="0.410263" calcext:value-type="float">
            <text:p>0,410263</text:p>
          </table:table-cell>
          <table:table-cell office:value-type="float" office:value="1029" calcext:value-type="float">
            <text:p>1029</text:p>
          </table:table-cell>
          <table:table-cell office:value-type="float" office:value="0.596457" calcext:value-type="float">
            <text:p>0,596457</text:p>
          </table:table-cell>
          <table:table-cell table:style-name="ce1" office:value-type="float" office:value="12842117198" calcext:value-type="float">
            <text:p>12842117198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2312" calcext:value-type="float">
            <text:p>2312</text:p>
          </table:table-cell>
          <table:table-cell office:value-type="float" office:value="3.01179" calcext:value-type="float">
            <text:p>3,01179</text:p>
          </table:table-cell>
          <table:table-cell table:style-name="ce1" office:value-type="float" office:value="21476276926" calcext:value-type="float">
            <text:p>21476276926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52]+[.B53]+[.B54]+[.B55]+[.B56])/5" office:value-type="float" office:value="0.307421" calcext:value-type="float">
            <text:p>0,307421</text:p>
          </table:table-cell>
          <table:table-cell table:formula="of:=([.C52]+[.C53]+[.C54]+[.C55]+[.C56])/5" office:value-type="float" office:value="992" calcext:value-type="float">
            <text:p>992</text:p>
          </table:table-cell>
          <table:table-cell table:formula="of:=([.D52]+[.D53]+[.D54]+[.D55]+[.D56])/5" office:value-type="float" office:value="0.45089" calcext:value-type="float">
            <text:p>0,45089</text:p>
          </table:table-cell>
          <table:table-cell table:style-name="ce1" table:formula="of:=([.E52]+[.E53]+[.E54]+[.E55]+[.E56])/5" office:value-type="float" office:value="13412647692.2" calcext:value-type="float">
            <text:p>13412647692,2</text:p>
          </table:table-cell>
          <table:table-cell table:formula="of:=([.F52]+[.F53]+[.F54]+[.F55]+[.F56])/5" office:value-type="float" office:value="7.41058" calcext:value-type="float">
            <text:p>7,41058</text:p>
          </table:table-cell>
          <table:table-cell table:formula="of:=([.G52]+[.G53]+[.G54]+[.G55]+[.G56])/5" office:value-type="float" office:value="3655" calcext:value-type="float">
            <text:p>3655</text:p>
          </table:table-cell>
          <table:table-cell table:formula="of:=([.H52]+[.H53]+[.H54]+[.H55]+[.H56])/5" office:value-type="float" office:value="9.91985" calcext:value-type="float">
            <text:p>9,91985</text:p>
          </table:table-cell>
          <table:table-cell table:style-name="ce1" table:formula="of:=([.I52]+[.I53]+[.I54]+[.I55]+[.I56])/5" office:value-type="float" office:value="64443441510" calcext:value-type="float">
            <text:p>64443441510</text:p>
          </table:table-cell>
          <table:table-cell table:formula="of:=([.J52]+[.J53]+[.J54]+[.J55]+[.J56])/5" office:value-type="float" office:value="0.410263" calcext:value-type="float">
            <text:p>0,410263</text:p>
          </table:table-cell>
          <table:table-cell table:formula="of:=([.K52]+[.K53]+[.K54]+[.K55]+[.K56])/5" office:value-type="float" office:value="1029" calcext:value-type="float">
            <text:p>1029</text:p>
          </table:table-cell>
          <table:table-cell table:formula="of:=([.L52]+[.L53]+[.L54]+[.L55]+[.L56])/5" office:value-type="float" office:value="0.596457" calcext:value-type="float">
            <text:p>0,596457</text:p>
          </table:table-cell>
          <table:table-cell table:style-name="ce1" table:formula="of:=([.M52]+[.M53]+[.M54]+[.M55]+[.M56])/5" office:value-type="float" office:value="12848370410" calcext:value-type="float">
            <text:p>12848370410</text:p>
          </table:table-cell>
          <table:table-cell table:formula="of:=([.N52]+[.N53]+[.N54]+[.N55]+[.N56])/5" office:value-type="float" office:value="1.99816" calcext:value-type="float">
            <text:p>1,99816</text:p>
          </table:table-cell>
          <table:table-cell table:formula="of:=([.O52]+[.O53]+[.O54]+[.O55]+[.O56])/5" office:value-type="float" office:value="2312" calcext:value-type="float">
            <text:p>2312</text:p>
          </table:table-cell>
          <table:table-cell table:formula="of:=([.P52]+[.P53]+[.P54]+[.P55]+[.P56])/5" office:value-type="float" office:value="3.01179" calcext:value-type="float">
            <text:p>3,01179</text:p>
          </table:table-cell>
          <table:table-cell table:style-name="ce1" table:formula="of:=([.Q52]+[.Q53]+[.Q54]+[.Q55]+[.Q56])/5" office:value-type="float" office:value="21566709218.8" calcext:value-type="float">
            <text:p>21566709218,8</text:p>
          </table:table-cell>
        </table:table-row>
        <table:table-row table:style-name="ro1">
          <table:table-cell table:style-name="ce4" office:value-type="string" calcext:value-type="string">
            <text:p>20% s = 2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952" calcext:value-type="float">
            <text:p>952</text:p>
          </table:table-cell>
          <table:table-cell office:value-type="float" office:value="0.426385" calcext:value-type="float">
            <text:p>0,426385</text:p>
          </table:table-cell>
          <table:table-cell table:style-name="ce1" office:value-type="float" office:value="13547833741" calcext:value-type="float">
            <text:p>13547833741</text:p>
          </table:table-cell>
          <table:table-cell office:value-type="float" office:value="7.48552" calcext:value-type="float">
            <text:p>7,48552</text:p>
          </table:table-cell>
          <table:table-cell office:value-type="float" office:value="3621" calcext:value-type="float">
            <text:p>3621</text:p>
          </table:table-cell>
          <table:table-cell office:value-type="float" office:value="9.99819" calcext:value-type="float">
            <text:p>9,99819</text:p>
          </table:table-cell>
          <table:table-cell table:style-name="ce1" office:value-type="float" office:value="64503967249" calcext:value-type="float">
            <text:p>64503967249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1017" calcext:value-type="float">
            <text:p>1017</text:p>
          </table:table-cell>
          <table:table-cell office:value-type="float" office:value="0.589449" calcext:value-type="float">
            <text:p>0,589449</text:p>
          </table:table-cell>
          <table:table-cell table:style-name="ce1" office:value-type="float" office:value="12849063837" calcext:value-type="float">
            <text:p>12849063837</text:p>
          </table:table-cell>
          <table:table-cell office:value-type="float" office:value="1.97053" calcext:value-type="float">
            <text:p>1,97053</text:p>
          </table:table-cell>
          <table:table-cell office:value-type="float" office:value="2303" calcext:value-type="float">
            <text:p>2303</text:p>
          </table:table-cell>
          <table:table-cell office:value-type="float" office:value="2.99787" calcext:value-type="float">
            <text:p>2,99787</text:p>
          </table:table-cell>
          <table:table-cell table:style-name="ce1" office:value-type="float" office:value="21616974608" calcext:value-type="float">
            <text:p>21616974608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952" calcext:value-type="float">
            <text:p>952</text:p>
          </table:table-cell>
          <table:table-cell office:value-type="float" office:value="0.426385" calcext:value-type="float">
            <text:p>0,426385</text:p>
          </table:table-cell>
          <table:table-cell table:style-name="ce1" office:value-type="float" office:value="13561379833" calcext:value-type="float">
            <text:p>13561379833</text:p>
          </table:table-cell>
          <table:table-cell office:value-type="float" office:value="7.48552" calcext:value-type="float">
            <text:p>7,48552</text:p>
          </table:table-cell>
          <table:table-cell office:value-type="float" office:value="3621" calcext:value-type="float">
            <text:p>3621</text:p>
          </table:table-cell>
          <table:table-cell office:value-type="float" office:value="9.99819" calcext:value-type="float">
            <text:p>9,99819</text:p>
          </table:table-cell>
          <table:table-cell table:style-name="ce1" office:value-type="float" office:value="64171403852" calcext:value-type="float">
            <text:p>64171403852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1017" calcext:value-type="float">
            <text:p>1017</text:p>
          </table:table-cell>
          <table:table-cell office:value-type="float" office:value="0.589449" calcext:value-type="float">
            <text:p>0,589449</text:p>
          </table:table-cell>
          <table:table-cell table:style-name="ce1" office:value-type="float" office:value="12847870000" calcext:value-type="float">
            <text:p>12847870000</text:p>
          </table:table-cell>
          <table:table-cell office:value-type="float" office:value="1.97053" calcext:value-type="float">
            <text:p>1,97053</text:p>
          </table:table-cell>
          <table:table-cell office:value-type="float" office:value="2303" calcext:value-type="float">
            <text:p>2303</text:p>
          </table:table-cell>
          <table:table-cell office:value-type="float" office:value="2.99787" calcext:value-type="float">
            <text:p>2,99787</text:p>
          </table:table-cell>
          <table:table-cell table:style-name="ce1" office:value-type="float" office:value="21621459374" calcext:value-type="float">
            <text:p>21621459374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952" calcext:value-type="float">
            <text:p>952</text:p>
          </table:table-cell>
          <table:table-cell office:value-type="float" office:value="0.426385" calcext:value-type="float">
            <text:p>0,426385</text:p>
          </table:table-cell>
          <table:table-cell table:style-name="ce1" office:value-type="float" office:value="13309169066" calcext:value-type="float">
            <text:p>13309169066</text:p>
          </table:table-cell>
          <table:table-cell office:value-type="float" office:value="7.48552" calcext:value-type="float">
            <text:p>7,48552</text:p>
          </table:table-cell>
          <table:table-cell office:value-type="float" office:value="3621" calcext:value-type="float">
            <text:p>3621</text:p>
          </table:table-cell>
          <table:table-cell office:value-type="float" office:value="9.99819" calcext:value-type="float">
            <text:p>9,99819</text:p>
          </table:table-cell>
          <table:table-cell table:style-name="ce1" office:value-type="float" office:value="65408686956" calcext:value-type="float">
            <text:p>65408686956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1017" calcext:value-type="float">
            <text:p>1017</text:p>
          </table:table-cell>
          <table:table-cell office:value-type="float" office:value="0.589449" calcext:value-type="float">
            <text:p>0,589449</text:p>
          </table:table-cell>
          <table:table-cell table:style-name="ce1" office:value-type="float" office:value="12837147121" calcext:value-type="float">
            <text:p>12837147121</text:p>
          </table:table-cell>
          <table:table-cell office:value-type="float" office:value="1.97053" calcext:value-type="float">
            <text:p>1,97053</text:p>
          </table:table-cell>
          <table:table-cell office:value-type="float" office:value="2303" calcext:value-type="float">
            <text:p>2303</text:p>
          </table:table-cell>
          <table:table-cell office:value-type="float" office:value="2.99787" calcext:value-type="float">
            <text:p>2,99787</text:p>
          </table:table-cell>
          <table:table-cell table:style-name="ce1" office:value-type="float" office:value="21607524964" calcext:value-type="float">
            <text:p>21607524964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952" calcext:value-type="float">
            <text:p>952</text:p>
          </table:table-cell>
          <table:table-cell office:value-type="float" office:value="0.426385" calcext:value-type="float">
            <text:p>0,426385</text:p>
          </table:table-cell>
          <table:table-cell table:style-name="ce1" office:value-type="float" office:value="13653685982" calcext:value-type="float">
            <text:p>13653685982</text:p>
          </table:table-cell>
          <table:table-cell office:value-type="float" office:value="7.48552" calcext:value-type="float">
            <text:p>7,48552</text:p>
          </table:table-cell>
          <table:table-cell office:value-type="float" office:value="3621" calcext:value-type="float">
            <text:p>3621</text:p>
          </table:table-cell>
          <table:table-cell office:value-type="float" office:value="9.99819" calcext:value-type="float">
            <text:p>9,99819</text:p>
          </table:table-cell>
          <table:table-cell table:style-name="ce1" office:value-type="float" office:value="65220013883" calcext:value-type="float">
            <text:p>65220013883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1017" calcext:value-type="float">
            <text:p>1017</text:p>
          </table:table-cell>
          <table:table-cell office:value-type="float" office:value="0.589449" calcext:value-type="float">
            <text:p>0,589449</text:p>
          </table:table-cell>
          <table:table-cell table:style-name="ce1" office:value-type="float" office:value="12852697765" calcext:value-type="float">
            <text:p>12852697765</text:p>
          </table:table-cell>
          <table:table-cell office:value-type="float" office:value="1.97053" calcext:value-type="float">
            <text:p>1,97053</text:p>
          </table:table-cell>
          <table:table-cell office:value-type="float" office:value="2303" calcext:value-type="float">
            <text:p>2303</text:p>
          </table:table-cell>
          <table:table-cell office:value-type="float" office:value="2.99787" calcext:value-type="float">
            <text:p>2,99787</text:p>
          </table:table-cell>
          <table:table-cell table:style-name="ce1" office:value-type="float" office:value="21654599690" calcext:value-type="float">
            <text:p>21654599690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952" calcext:value-type="float">
            <text:p>952</text:p>
          </table:table-cell>
          <table:table-cell office:value-type="float" office:value="0.426385" calcext:value-type="float">
            <text:p>0,426385</text:p>
          </table:table-cell>
          <table:table-cell table:style-name="ce1" office:value-type="float" office:value="13619668701" calcext:value-type="float">
            <text:p>13619668701</text:p>
          </table:table-cell>
          <table:table-cell office:value-type="float" office:value="7.48552" calcext:value-type="float">
            <text:p>7,48552</text:p>
          </table:table-cell>
          <table:table-cell office:value-type="float" office:value="3621" calcext:value-type="float">
            <text:p>3621</text:p>
          </table:table-cell>
          <table:table-cell office:value-type="float" office:value="9.99819" calcext:value-type="float">
            <text:p>9,99819</text:p>
          </table:table-cell>
          <table:table-cell table:style-name="ce1" office:value-type="float" office:value="64651497575" calcext:value-type="float">
            <text:p>64651497575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1017" calcext:value-type="float">
            <text:p>1017</text:p>
          </table:table-cell>
          <table:table-cell office:value-type="float" office:value="0.589449" calcext:value-type="float">
            <text:p>0,589449</text:p>
          </table:table-cell>
          <table:table-cell table:style-name="ce1" office:value-type="float" office:value="12854544015" calcext:value-type="float">
            <text:p>12854544015</text:p>
          </table:table-cell>
          <table:table-cell office:value-type="float" office:value="1.97053" calcext:value-type="float">
            <text:p>1,97053</text:p>
          </table:table-cell>
          <table:table-cell office:value-type="float" office:value="2303" calcext:value-type="float">
            <text:p>2303</text:p>
          </table:table-cell>
          <table:table-cell office:value-type="float" office:value="2.99787" calcext:value-type="float">
            <text:p>2,99787</text:p>
          </table:table-cell>
          <table:table-cell table:style-name="ce1" office:value-type="float" office:value="21657065426" calcext:value-type="float">
            <text:p>21657065426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59]+[.B60]+[.B61]+[.B62]+[.B63])/5" office:value-type="float" office:value="0.301678" calcext:value-type="float">
            <text:p>0,301678</text:p>
          </table:table-cell>
          <table:table-cell table:formula="of:=([.C59]+[.C60]+[.C61]+[.C62]+[.C63])/5" office:value-type="float" office:value="952" calcext:value-type="float">
            <text:p>952</text:p>
          </table:table-cell>
          <table:table-cell table:formula="of:=([.D59]+[.D60]+[.D61]+[.D62]+[.D63])/5" office:value-type="float" office:value="0.426385" calcext:value-type="float">
            <text:p>0,426385</text:p>
          </table:table-cell>
          <table:table-cell table:style-name="ce1" table:formula="of:=([.E59]+[.E60]+[.E61]+[.E62]+[.E63])/5" office:value-type="float" office:value="13538347464.6" calcext:value-type="float">
            <text:p>13538347464,6</text:p>
          </table:table-cell>
          <table:table-cell table:formula="of:=([.F59]+[.F60]+[.F61]+[.F62]+[.F63])/5" office:value-type="float" office:value="7.48552" calcext:value-type="float">
            <text:p>7,48552</text:p>
          </table:table-cell>
          <table:table-cell table:formula="of:=([.G59]+[.G60]+[.G61]+[.G62]+[.G63])/5" office:value-type="float" office:value="3621" calcext:value-type="float">
            <text:p>3621</text:p>
          </table:table-cell>
          <table:table-cell table:formula="of:=([.H59]+[.H60]+[.H61]+[.H62]+[.H63])/5" office:value-type="float" office:value="9.99819" calcext:value-type="float">
            <text:p>9,99819</text:p>
          </table:table-cell>
          <table:table-cell table:style-name="ce1" table:formula="of:=([.I59]+[.I60]+[.I61]+[.I62]+[.I63])/5" office:value-type="float" office:value="64791113903" calcext:value-type="float">
            <text:p>64791113903</text:p>
          </table:table-cell>
          <table:table-cell table:formula="of:=([.J59]+[.J60]+[.J61]+[.J62]+[.J63])/5" office:value-type="float" office:value="0.409941" calcext:value-type="float">
            <text:p>0,409941</text:p>
          </table:table-cell>
          <table:table-cell table:formula="of:=([.K59]+[.K60]+[.K61]+[.K62]+[.K63])/5" office:value-type="float" office:value="1017" calcext:value-type="float">
            <text:p>1017</text:p>
          </table:table-cell>
          <table:table-cell table:formula="of:=([.L59]+[.L60]+[.L61]+[.L62]+[.L63])/5" office:value-type="float" office:value="0.589449" calcext:value-type="float">
            <text:p>0,589449</text:p>
          </table:table-cell>
          <table:table-cell table:style-name="ce1" table:formula="of:=([.M59]+[.M60]+[.M61]+[.M62]+[.M63])/5" office:value-type="float" office:value="12848264547.6" calcext:value-type="float">
            <text:p>12848264547,6</text:p>
          </table:table-cell>
          <table:table-cell table:formula="of:=([.N59]+[.N60]+[.N61]+[.N62]+[.N63])/5" office:value-type="float" office:value="1.97053" calcext:value-type="float">
            <text:p>1,97053</text:p>
          </table:table-cell>
          <table:table-cell table:formula="of:=([.O59]+[.O60]+[.O61]+[.O62]+[.O63])/5" office:value-type="float" office:value="2303" calcext:value-type="float">
            <text:p>2303</text:p>
          </table:table-cell>
          <table:table-cell table:formula="of:=([.P59]+[.P60]+[.P61]+[.P62]+[.P63])/5" office:value-type="float" office:value="2.99787" calcext:value-type="float">
            <text:p>2,99787</text:p>
          </table:table-cell>
          <table:table-cell table:style-name="ce1" table:formula="of:=([.Q59]+[.Q60]+[.Q61]+[.Q62]+[.Q63])/5" office:value-type="float" office:value="21631524812.4" calcext:value-type="float">
            <text:p>21631524812,4</text:p>
          </table:table-cell>
        </table:table-row>
        <table:table-row table:style-name="ro1">
          <table:table-cell table:style-name="ce4" office:value-type="string" calcext:value-type="string">
            <text:p>20% s = 2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table:style-name="ce10" office:value-type="float" office:value="0.299106" calcext:value-type="float">
            <text:p>0,299106</text:p>
          </table:table-cell>
          <table:table-cell table:style-name="ce10" office:value-type="float" office:value="962" calcext:value-type="float">
            <text:p>962</text:p>
          </table:table-cell>
          <table:table-cell table:style-name="ce10" office:value-type="float" office:value="0.421761" calcext:value-type="float">
            <text:p>0,421761</text:p>
          </table:table-cell>
          <table:table-cell table:style-name="ce13" office:value-type="float" office:value="13642689603" calcext:value-type="float">
            <text:p>13642689603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3627" calcext:value-type="float">
            <text:p>3627</text:p>
          </table:table-cell>
          <table:table-cell office:value-type="float" office:value="9.99853" calcext:value-type="float">
            <text:p>9,99853</text:p>
          </table:table-cell>
          <table:table-cell table:style-name="ce1" office:value-type="float" office:value="64942579237" calcext:value-type="float">
            <text:p>64942579237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1031" calcext:value-type="float">
            <text:p>1031</text:p>
          </table:table-cell>
          <table:table-cell office:value-type="float" office:value="0.590219" calcext:value-type="float">
            <text:p>0,590219</text:p>
          </table:table-cell>
          <table:table-cell table:style-name="ce1" office:value-type="float" office:value="12827470536" calcext:value-type="float">
            <text:p>12827470536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2325" calcext:value-type="float">
            <text:p>2325</text:p>
          </table:table-cell>
          <table:table-cell office:value-type="float" office:value="3.10192" calcext:value-type="float">
            <text:p>3,10192</text:p>
          </table:table-cell>
          <table:table-cell table:style-name="ce1" office:value-type="float" office:value="21643973541" calcext:value-type="float">
            <text:p>21643973541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table:style-name="ce10" office:value-type="float" office:value="0.299106" calcext:value-type="float">
            <text:p>0,299106</text:p>
          </table:table-cell>
          <table:table-cell table:style-name="ce10" office:value-type="float" office:value="962" calcext:value-type="float">
            <text:p>962</text:p>
          </table:table-cell>
          <table:table-cell table:style-name="ce10" office:value-type="float" office:value="0.421761" calcext:value-type="float">
            <text:p>0,421761</text:p>
          </table:table-cell>
          <table:table-cell table:style-name="ce13" office:value-type="float" office:value="13576006578" calcext:value-type="float">
            <text:p>13576006578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3627" calcext:value-type="float">
            <text:p>3627</text:p>
          </table:table-cell>
          <table:table-cell office:value-type="float" office:value="9.99853" calcext:value-type="float">
            <text:p>9,99853</text:p>
          </table:table-cell>
          <table:table-cell table:style-name="ce1" office:value-type="float" office:value="64933604647" calcext:value-type="float">
            <text:p>64933604647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1031" calcext:value-type="float">
            <text:p>1031</text:p>
          </table:table-cell>
          <table:table-cell office:value-type="float" office:value="0.590219" calcext:value-type="float">
            <text:p>0,590219</text:p>
          </table:table-cell>
          <table:table-cell table:style-name="ce1" office:value-type="float" office:value="12837594219" calcext:value-type="float">
            <text:p>12837594219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2325" calcext:value-type="float">
            <text:p>2325</text:p>
          </table:table-cell>
          <table:table-cell office:value-type="float" office:value="3.10192" calcext:value-type="float">
            <text:p>3,10192</text:p>
          </table:table-cell>
          <table:table-cell table:style-name="ce1" office:value-type="float" office:value="21603122129" calcext:value-type="float">
            <text:p>21603122129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table:style-name="ce10" office:value-type="float" office:value="0.299106" calcext:value-type="float">
            <text:p>0,299106</text:p>
          </table:table-cell>
          <table:table-cell table:style-name="ce10" office:value-type="float" office:value="962" calcext:value-type="float">
            <text:p>962</text:p>
          </table:table-cell>
          <table:table-cell table:style-name="ce10" office:value-type="float" office:value="0.421761" calcext:value-type="float">
            <text:p>0,421761</text:p>
          </table:table-cell>
          <table:table-cell table:style-name="ce13" office:value-type="float" office:value="13582669333" calcext:value-type="float">
            <text:p>13582669333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3627" calcext:value-type="float">
            <text:p>3627</text:p>
          </table:table-cell>
          <table:table-cell office:value-type="float" office:value="9.99853" calcext:value-type="float">
            <text:p>9,99853</text:p>
          </table:table-cell>
          <table:table-cell table:style-name="ce1" office:value-type="float" office:value="64761651015" calcext:value-type="float">
            <text:p>64761651015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1031" calcext:value-type="float">
            <text:p>1031</text:p>
          </table:table-cell>
          <table:table-cell office:value-type="float" office:value="0.590219" calcext:value-type="float">
            <text:p>0,590219</text:p>
          </table:table-cell>
          <table:table-cell table:style-name="ce1" office:value-type="float" office:value="12899477912" calcext:value-type="float">
            <text:p>12899477912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2325" calcext:value-type="float">
            <text:p>2325</text:p>
          </table:table-cell>
          <table:table-cell office:value-type="float" office:value="3.10192" calcext:value-type="float">
            <text:p>3,10192</text:p>
          </table:table-cell>
          <table:table-cell table:style-name="ce1" office:value-type="float" office:value="21607639285" calcext:value-type="float">
            <text:p>21607639285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table:style-name="ce10" office:value-type="float" office:value="0.299106" calcext:value-type="float">
            <text:p>0,299106</text:p>
          </table:table-cell>
          <table:table-cell table:style-name="ce10" office:value-type="float" office:value="962" calcext:value-type="float">
            <text:p>962</text:p>
          </table:table-cell>
          <table:table-cell table:style-name="ce10" office:value-type="float" office:value="0.421761" calcext:value-type="float">
            <text:p>0,421761</text:p>
          </table:table-cell>
          <table:table-cell table:style-name="ce13" office:value-type="float" office:value="13585474856" calcext:value-type="float">
            <text:p>13585474856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3627" calcext:value-type="float">
            <text:p>3627</text:p>
          </table:table-cell>
          <table:table-cell office:value-type="float" office:value="9.99853" calcext:value-type="float">
            <text:p>9,99853</text:p>
          </table:table-cell>
          <table:table-cell table:style-name="ce1" office:value-type="float" office:value="64255005251" calcext:value-type="float">
            <text:p>64255005251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1031" calcext:value-type="float">
            <text:p>1031</text:p>
          </table:table-cell>
          <table:table-cell office:value-type="float" office:value="0.590219" calcext:value-type="float">
            <text:p>0,590219</text:p>
          </table:table-cell>
          <table:table-cell table:style-name="ce1" office:value-type="float" office:value="12829772917" calcext:value-type="float">
            <text:p>12829772917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2325" calcext:value-type="float">
            <text:p>2325</text:p>
          </table:table-cell>
          <table:table-cell office:value-type="float" office:value="3.10192" calcext:value-type="float">
            <text:p>3,10192</text:p>
          </table:table-cell>
          <table:table-cell table:style-name="ce1" office:value-type="float" office:value="21547477928" calcext:value-type="float">
            <text:p>21547477928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table:style-name="ce10" office:value-type="float" office:value="0.299106" calcext:value-type="float">
            <text:p>0,299106</text:p>
          </table:table-cell>
          <table:table-cell table:style-name="ce10" office:value-type="float" office:value="962" calcext:value-type="float">
            <text:p>962</text:p>
          </table:table-cell>
          <table:table-cell table:style-name="ce10" office:value-type="float" office:value="0.421761" calcext:value-type="float">
            <text:p>0,421761</text:p>
          </table:table-cell>
          <table:table-cell table:style-name="ce13" office:value-type="float" office:value="13610062104" calcext:value-type="float">
            <text:p>13610062104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3627" calcext:value-type="float">
            <text:p>3627</text:p>
          </table:table-cell>
          <table:table-cell office:value-type="float" office:value="9.99853" calcext:value-type="float">
            <text:p>9,99853</text:p>
          </table:table-cell>
          <table:table-cell table:style-name="ce1" office:value-type="float" office:value="65040851508" calcext:value-type="float">
            <text:p>65040851508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1031" calcext:value-type="float">
            <text:p>1031</text:p>
          </table:table-cell>
          <table:table-cell office:value-type="float" office:value="0.590219" calcext:value-type="float">
            <text:p>0,590219</text:p>
          </table:table-cell>
          <table:table-cell table:style-name="ce1" office:value-type="float" office:value="12937933696" calcext:value-type="float">
            <text:p>12937933696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2325" calcext:value-type="float">
            <text:p>2325</text:p>
          </table:table-cell>
          <table:table-cell office:value-type="float" office:value="3.10192" calcext:value-type="float">
            <text:p>3,10192</text:p>
          </table:table-cell>
          <table:table-cell table:style-name="ce1" office:value-type="float" office:value="21609670534" calcext:value-type="float">
            <text:p>21609670534</text:p>
          </table:table-cell>
        </table:table-row>
        <table:table-row table:style-name="ro1">
          <table:table-cell table:style-name="ce5" office:value-type="string" calcext:value-type="string">
            <text:p>Media</text:p>
          </table:table-cell>
          <table:table-cell table:style-name="ce9" table:formula="of:=([.B66]+[.B67]+[.B68]+[.B69]+[.B70])/5" office:value-type="float" office:value="0.299106" calcext:value-type="float">
            <text:p>0,299106</text:p>
          </table:table-cell>
          <table:table-cell table:style-name="ce9" table:formula="of:=([.C66]+[.C67]+[.C68]+[.C69]+[.C70])/5" office:value-type="float" office:value="962" calcext:value-type="float">
            <text:p>962</text:p>
          </table:table-cell>
          <table:table-cell table:style-name="ce9" table:formula="of:=([.D66]+[.D67]+[.D68]+[.D69]+[.D70])/5" office:value-type="float" office:value="0.421761" calcext:value-type="float">
            <text:p>0,421761</text:p>
          </table:table-cell>
          <table:table-cell table:style-name="ce2" table:formula="of:=([.E66]+[.E67]+[.E68]+[.E69]+[.E70])/5" office:value-type="float" office:value="13599380494.8" calcext:value-type="float">
            <text:p>13599380494,8</text:p>
          </table:table-cell>
          <table:table-cell table:style-name="ce9" table:formula="of:=([.F66]+[.F67]+[.F68]+[.F69]+[.F70])/5" office:value-type="float" office:value="7.48729" calcext:value-type="float">
            <text:p>7,48729</text:p>
          </table:table-cell>
          <table:table-cell table:style-name="ce9" table:formula="of:=([.G66]+[.G67]+[.G68]+[.G69]+[.G70])/5" office:value-type="float" office:value="3627" calcext:value-type="float">
            <text:p>3627</text:p>
          </table:table-cell>
          <table:table-cell table:style-name="ce9" table:formula="of:=([.H66]+[.H67]+[.H68]+[.H69]+[.H70])/5" office:value-type="float" office:value="9.99853" calcext:value-type="float">
            <text:p>9,99853</text:p>
          </table:table-cell>
          <table:table-cell table:style-name="ce2" table:formula="of:=([.I66]+[.I67]+[.I68]+[.I69]+[.I70])/5" office:value-type="float" office:value="64786738331.6" calcext:value-type="float">
            <text:p>64786738331,6</text:p>
          </table:table-cell>
          <table:table-cell table:style-name="ce9" table:formula="of:=([.J66]+[.J67]+[.J68]+[.J69]+[.J70])/5" office:value-type="float" office:value="0.409214" calcext:value-type="float">
            <text:p>0,409214</text:p>
          </table:table-cell>
          <table:table-cell table:style-name="ce9" table:formula="of:=([.K66]+[.K67]+[.K68]+[.K69]+[.K70])/5" office:value-type="float" office:value="1031" calcext:value-type="float">
            <text:p>1031</text:p>
          </table:table-cell>
          <table:table-cell table:style-name="ce9" table:formula="of:=([.L66]+[.L67]+[.L68]+[.L69]+[.L70])/5" office:value-type="float" office:value="0.590219" calcext:value-type="float">
            <text:p>0,590219</text:p>
          </table:table-cell>
          <table:table-cell table:style-name="ce2" table:formula="of:=([.M66]+[.M67]+[.M68]+[.M69]+[.M70])/5" office:value-type="float" office:value="12866449856" calcext:value-type="float">
            <text:p>12866449856</text:p>
          </table:table-cell>
          <table:table-cell table:style-name="ce9" table:formula="of:=([.N66]+[.N67]+[.N68]+[.N69]+[.N70])/5" office:value-type="float" office:value="2.02112" calcext:value-type="float">
            <text:p>2,02112</text:p>
          </table:table-cell>
          <table:table-cell table:style-name="ce9" table:formula="of:=([.O66]+[.O67]+[.O68]+[.O69]+[.O70])/5" office:value-type="float" office:value="2325" calcext:value-type="float">
            <text:p>2325</text:p>
          </table:table-cell>
          <table:table-cell table:style-name="ce9" table:formula="of:=([.P66]+[.P67]+[.P68]+[.P69]+[.P70])/5" office:value-type="float" office:value="3.10192" calcext:value-type="float">
            <text:p>3,10192</text:p>
          </table:table-cell>
          <table:table-cell table:style-name="ce2" table:formula="of:=([.Q66]+[.Q67]+[.Q68]+[.Q69]+[.Q70])/5" office:value-type="float" office:value="21602376683.4" calcext:value-type="float">
            <text:p>21602376683,4</text:p>
          </table:table-cell>
        </table:table-row>
        <table:table-row table:style-name="ro1" table:number-rows-repeated="5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 table:number-rows-repeated="33">
          <table:table-cell table:number-columns-repeated="17"/>
        </table:table-row>
        <table:table-row table:style-name="ro1" table:number-rows-repeated="2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 table:number-rows-repeated="33"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19:02:30.23007665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4:53:26.063783384</meta:creation-date>
    <dc:date>2020-04-26T19:08:00.350358876</dc:date>
    <meta:editing-duration>PT18M14S</meta:editing-duration>
    <meta:editing-cycles>5</meta:editing-cycles>
    <meta:generator>LibreOffice/6.0.7.3$Linux_X86_64 LibreOffice_project/00m0$Build-3</meta:generator>
    <meta:document-statistic meta:table-count="1" meta:cell-count="1051" meta:object-count="0"/>
  </office:meta>
</office:document-meta>
</file>